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(RAND()*2-1)" office:value-type="float" office:value="-0.0949431239761261" calcext:value-type="float">
            <text:p>-0.094943123976126</text:p>
          </table:table-cell>
          <table:table-cell table:formula="of:=(RAND()*2-1)" office:value-type="float" office:value="-0.776566751435873" calcext:value-type="float">
            <text:p>-0.7765667514358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3495929654383" calcext:value-type="float">
            <text:p>0.73495929654383</text:p>
          </table:table-cell>
          <table:table-cell table:formula="of:=(RAND()*2-1)" office:value-type="float" office:value="0.869094535286954" calcext:value-type="float">
            <text:p>0.869094535286954</text:p>
          </table:table-cell>
          <table:table-cell office:value-type="float" office:value="2" calcext:value-type="float">
            <text:p>2</text:p>
          </table:table-cell>
          <table:table-cell table:formula="of:=IF([.C2]=1;IF([.D1]=4;1;[.D1]+1);[.D1])" office:value-type="float" office:value="1" calcext:value-type="float">
            <text:p>1</text:p>
          </table:table-cell>
          <table:table-cell table:formula="of:=IF(AND([.C2]=1;[.D2]=1);[.E1]+1;[.E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41079588844183" calcext:value-type="float">
            <text:p>-0.541079588844183</text:p>
          </table:table-cell>
          <table:table-cell table:formula="of:=(RAND()*2-1)" office:value-type="float" office:value="0.895798821511631" calcext:value-type="float">
            <text:p>0.895798821511631</text:p>
          </table:table-cell>
          <table:table-cell office:value-type="float" office:value="3" calcext:value-type="float">
            <text:p>3</text:p>
          </table:table-cell>
          <table:table-cell table:formula="of:=IF([.C3]=1;IF([.D2]=4;1;[.D2]+1);[.D2])" office:value-type="float" office:value="1" calcext:value-type="float">
            <text:p>1</text:p>
          </table:table-cell>
          <table:table-cell table:formula="of:=IF(AND([.C3]=1;[.D3]=1);[.E2]+1;[.E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08658922165786" calcext:value-type="float">
            <text:p>-0.108658922165786</text:p>
          </table:table-cell>
          <table:table-cell table:formula="of:=(RAND()*2-1)" office:value-type="float" office:value="-0.766613818896589" calcext:value-type="float">
            <text:p>-0.766613818896589</text:p>
          </table:table-cell>
          <table:table-cell office:value-type="float" office:value="4" calcext:value-type="float">
            <text:p>4</text:p>
          </table:table-cell>
          <table:table-cell table:formula="of:=IF([.C4]=1;IF([.D3]=4;1;[.D3]+1);[.D3])" office:value-type="float" office:value="1" calcext:value-type="float">
            <text:p>1</text:p>
          </table:table-cell>
          <table:table-cell table:formula="of:=IF(AND([.C4]=1;[.D4]=1);[.E3]+1;[.E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31509233411041" calcext:value-type="float">
            <text:p>-0.431509233411041</text:p>
          </table:table-cell>
          <table:table-cell table:formula="of:=(RAND()*2-1)" office:value-type="float" office:value="-0.218133311577072" calcext:value-type="float">
            <text:p>-0.218133311577072</text:p>
          </table:table-cell>
          <table:table-cell office:value-type="float" office:value="5" calcext:value-type="float">
            <text:p>5</text:p>
          </table:table-cell>
          <table:table-cell table:formula="of:=IF([.C5]=1;IF([.D4]=4;1;[.D4]+1);[.D4])" office:value-type="float" office:value="1" calcext:value-type="float">
            <text:p>1</text:p>
          </table:table-cell>
          <table:table-cell table:formula="of:=IF(AND([.C5]=1;[.D5]=1);[.E4]+1;[.E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7221915863293" calcext:value-type="float">
            <text:p>-0.17221915863293</text:p>
          </table:table-cell>
          <table:table-cell table:formula="of:=(RAND()*2-1)" office:value-type="float" office:value="-0.0630078940464376" calcext:value-type="float">
            <text:p>-0.063007894046438</text:p>
          </table:table-cell>
          <table:table-cell office:value-type="float" office:value="6" calcext:value-type="float">
            <text:p>6</text:p>
          </table:table-cell>
          <table:table-cell table:formula="of:=IF([.C6]=1;IF([.D5]=4;1;[.D5]+1);[.D5])" office:value-type="float" office:value="1" calcext:value-type="float">
            <text:p>1</text:p>
          </table:table-cell>
          <table:table-cell table:formula="of:=IF(AND([.C6]=1;[.D6]=1);[.E5]+1;[.E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11183268428974" calcext:value-type="float">
            <text:p>0.511183268428974</text:p>
          </table:table-cell>
          <table:table-cell table:formula="of:=(RAND()*2-1)" office:value-type="float" office:value="0.347439373439158" calcext:value-type="float">
            <text:p>0.347439373439158</text:p>
          </table:table-cell>
          <table:table-cell office:value-type="float" office:value="7" calcext:value-type="float">
            <text:p>7</text:p>
          </table:table-cell>
          <table:table-cell table:formula="of:=IF([.C7]=1;IF([.D6]=4;1;[.D6]+1);[.D6])" office:value-type="float" office:value="1" calcext:value-type="float">
            <text:p>1</text:p>
          </table:table-cell>
          <table:table-cell table:formula="of:=IF(AND([.C7]=1;[.D7]=1);[.E6]+1;[.E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53194648260774" calcext:value-type="float">
            <text:p>-0.653194648260774</text:p>
          </table:table-cell>
          <table:table-cell table:formula="of:=(RAND()*2-1)" office:value-type="float" office:value="0.117727981789711" calcext:value-type="float">
            <text:p>0.117727981789711</text:p>
          </table:table-cell>
          <table:table-cell office:value-type="float" office:value="8" calcext:value-type="float">
            <text:p>8</text:p>
          </table:table-cell>
          <table:table-cell table:formula="of:=IF([.C8]=1;IF([.D7]=4;1;[.D7]+1);[.D7])" office:value-type="float" office:value="1" calcext:value-type="float">
            <text:p>1</text:p>
          </table:table-cell>
          <table:table-cell table:formula="of:=IF(AND([.C8]=1;[.D8]=1);[.E7]+1;[.E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59714655601067" calcext:value-type="float">
            <text:p>-0.659714655601067</text:p>
          </table:table-cell>
          <table:table-cell table:formula="of:=(RAND()*2-1)" office:value-type="float" office:value="0.347354241334272" calcext:value-type="float">
            <text:p>0.347354241334272</text:p>
          </table:table-cell>
          <table:table-cell office:value-type="float" office:value="1" calcext:value-type="float">
            <text:p>1</text:p>
          </table:table-cell>
          <table:table-cell table:formula="of:=IF([.C9]=1;IF([.D8]=4;1;[.D8]+1);[.D8])" office:value-type="float" office:value="2" calcext:value-type="float">
            <text:p>2</text:p>
          </table:table-cell>
          <table:table-cell table:formula="of:=IF(AND([.C9]=1;[.D9]=1);[.E8]+1;[.E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18199139218447" calcext:value-type="float">
            <text:p>0.818199139218447</text:p>
          </table:table-cell>
          <table:table-cell table:formula="of:=(RAND()*2-1)" office:value-type="float" office:value="-0.0572212630017445" calcext:value-type="float">
            <text:p>-0.057221263001745</text:p>
          </table:table-cell>
          <table:table-cell office:value-type="float" office:value="2" calcext:value-type="float">
            <text:p>2</text:p>
          </table:table-cell>
          <table:table-cell table:formula="of:=IF([.C10]=1;IF([.D9]=4;1;[.D9]+1);[.D9])" office:value-type="float" office:value="2" calcext:value-type="float">
            <text:p>2</text:p>
          </table:table-cell>
          <table:table-cell table:formula="of:=IF(AND([.C10]=1;[.D10]=1);[.E9]+1;[.E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12952224056599" calcext:value-type="float">
            <text:p>0.412952224056599</text:p>
          </table:table-cell>
          <table:table-cell table:formula="of:=(RAND()*2-1)" office:value-type="float" office:value="-0.567879363613243" calcext:value-type="float">
            <text:p>-0.567879363613243</text:p>
          </table:table-cell>
          <table:table-cell office:value-type="float" office:value="3" calcext:value-type="float">
            <text:p>3</text:p>
          </table:table-cell>
          <table:table-cell table:formula="of:=IF([.C11]=1;IF([.D10]=4;1;[.D10]+1);[.D10])" office:value-type="float" office:value="2" calcext:value-type="float">
            <text:p>2</text:p>
          </table:table-cell>
          <table:table-cell table:formula="of:=IF(AND([.C11]=1;[.D11]=1);[.E10]+1;[.E1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69494057265522" calcext:value-type="float">
            <text:p>0.169494057265522</text:p>
          </table:table-cell>
          <table:table-cell table:formula="of:=(RAND()*2-1)" office:value-type="float" office:value="-0.924519791664823" calcext:value-type="float">
            <text:p>-0.924519791664823</text:p>
          </table:table-cell>
          <table:table-cell office:value-type="float" office:value="4" calcext:value-type="float">
            <text:p>4</text:p>
          </table:table-cell>
          <table:table-cell table:formula="of:=IF([.C12]=1;IF([.D11]=4;1;[.D11]+1);[.D11])" office:value-type="float" office:value="2" calcext:value-type="float">
            <text:p>2</text:p>
          </table:table-cell>
          <table:table-cell table:formula="of:=IF(AND([.C12]=1;[.D12]=1);[.E11]+1;[.E1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16103599321411" calcext:value-type="float">
            <text:p>-0.616103599321411</text:p>
          </table:table-cell>
          <table:table-cell table:formula="of:=(RAND()*2-1)" office:value-type="float" office:value="0.522642372070316" calcext:value-type="float">
            <text:p>0.522642372070316</text:p>
          </table:table-cell>
          <table:table-cell office:value-type="float" office:value="5" calcext:value-type="float">
            <text:p>5</text:p>
          </table:table-cell>
          <table:table-cell table:formula="of:=IF([.C13]=1;IF([.D12]=4;1;[.D12]+1);[.D12])" office:value-type="float" office:value="2" calcext:value-type="float">
            <text:p>2</text:p>
          </table:table-cell>
          <table:table-cell table:formula="of:=IF(AND([.C13]=1;[.D13]=1);[.E12]+1;[.E1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674716895783418" calcext:value-type="float">
            <text:p>-0.067471689578342</text:p>
          </table:table-cell>
          <table:table-cell table:formula="of:=(RAND()*2-1)" office:value-type="float" office:value="-0.54729126894252" calcext:value-type="float">
            <text:p>-0.54729126894252</text:p>
          </table:table-cell>
          <table:table-cell office:value-type="float" office:value="6" calcext:value-type="float">
            <text:p>6</text:p>
          </table:table-cell>
          <table:table-cell table:formula="of:=IF([.C14]=1;IF([.D13]=4;1;[.D13]+1);[.D13])" office:value-type="float" office:value="2" calcext:value-type="float">
            <text:p>2</text:p>
          </table:table-cell>
          <table:table-cell table:formula="of:=IF(AND([.C14]=1;[.D14]=1);[.E13]+1;[.E1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02115908500504" calcext:value-type="float">
            <text:p>-0.702115908500504</text:p>
          </table:table-cell>
          <table:table-cell table:formula="of:=(RAND()*2-1)" office:value-type="float" office:value="-0.446197502436063" calcext:value-type="float">
            <text:p>-0.446197502436063</text:p>
          </table:table-cell>
          <table:table-cell office:value-type="float" office:value="7" calcext:value-type="float">
            <text:p>7</text:p>
          </table:table-cell>
          <table:table-cell table:formula="of:=IF([.C15]=1;IF([.D14]=4;1;[.D14]+1);[.D14])" office:value-type="float" office:value="2" calcext:value-type="float">
            <text:p>2</text:p>
          </table:table-cell>
          <table:table-cell table:formula="of:=IF(AND([.C15]=1;[.D15]=1);[.E14]+1;[.E1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85271174085588" calcext:value-type="float">
            <text:p>-0.285271174085588</text:p>
          </table:table-cell>
          <table:table-cell table:formula="of:=(RAND()*2-1)" office:value-type="float" office:value="-0.00419284720359858" calcext:value-type="float">
            <text:p>-0.004192847203599</text:p>
          </table:table-cell>
          <table:table-cell office:value-type="float" office:value="8" calcext:value-type="float">
            <text:p>8</text:p>
          </table:table-cell>
          <table:table-cell table:formula="of:=IF([.C16]=1;IF([.D15]=4;1;[.D15]+1);[.D15])" office:value-type="float" office:value="2" calcext:value-type="float">
            <text:p>2</text:p>
          </table:table-cell>
          <table:table-cell table:formula="of:=IF(AND([.C16]=1;[.D16]=1);[.E15]+1;[.E1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86763472156072" calcext:value-type="float">
            <text:p>0.886763472156072</text:p>
          </table:table-cell>
          <table:table-cell table:formula="of:=(RAND()*2-1)" office:value-type="float" office:value="0.177432153851764" calcext:value-type="float">
            <text:p>0.177432153851764</text:p>
          </table:table-cell>
          <table:table-cell office:value-type="float" office:value="1" calcext:value-type="float">
            <text:p>1</text:p>
          </table:table-cell>
          <table:table-cell table:formula="of:=IF([.C17]=1;IF([.D16]=4;1;[.D16]+1);[.D16])" office:value-type="float" office:value="3" calcext:value-type="float">
            <text:p>3</text:p>
          </table:table-cell>
          <table:table-cell table:formula="of:=IF(AND([.C17]=1;[.D17]=1);[.E16]+1;[.E1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81040378072411" calcext:value-type="float">
            <text:p>0.381040378072411</text:p>
          </table:table-cell>
          <table:table-cell table:formula="of:=(RAND()*2-1)" office:value-type="float" office:value="0.301569151843895" calcext:value-type="float">
            <text:p>0.301569151843895</text:p>
          </table:table-cell>
          <table:table-cell office:value-type="float" office:value="2" calcext:value-type="float">
            <text:p>2</text:p>
          </table:table-cell>
          <table:table-cell table:formula="of:=IF([.C18]=1;IF([.D17]=4;1;[.D17]+1);[.D17])" office:value-type="float" office:value="3" calcext:value-type="float">
            <text:p>3</text:p>
          </table:table-cell>
          <table:table-cell table:formula="of:=IF(AND([.C18]=1;[.D18]=1);[.E17]+1;[.E1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51124559069767" calcext:value-type="float">
            <text:p>-0.651124559069767</text:p>
          </table:table-cell>
          <table:table-cell table:formula="of:=(RAND()*2-1)" office:value-type="float" office:value="-0.516630063780304" calcext:value-type="float">
            <text:p>-0.516630063780304</text:p>
          </table:table-cell>
          <table:table-cell office:value-type="float" office:value="3" calcext:value-type="float">
            <text:p>3</text:p>
          </table:table-cell>
          <table:table-cell table:formula="of:=IF([.C19]=1;IF([.D18]=4;1;[.D18]+1);[.D18])" office:value-type="float" office:value="3" calcext:value-type="float">
            <text:p>3</text:p>
          </table:table-cell>
          <table:table-cell table:formula="of:=IF(AND([.C19]=1;[.D19]=1);[.E18]+1;[.E1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21909268570051" calcext:value-type="float">
            <text:p>0.821909268570051</text:p>
          </table:table-cell>
          <table:table-cell table:formula="of:=(RAND()*2-1)" office:value-type="float" office:value="0.723441482691464" calcext:value-type="float">
            <text:p>0.723441482691464</text:p>
          </table:table-cell>
          <table:table-cell office:value-type="float" office:value="4" calcext:value-type="float">
            <text:p>4</text:p>
          </table:table-cell>
          <table:table-cell table:formula="of:=IF([.C20]=1;IF([.D19]=4;1;[.D19]+1);[.D19])" office:value-type="float" office:value="3" calcext:value-type="float">
            <text:p>3</text:p>
          </table:table-cell>
          <table:table-cell table:formula="of:=IF(AND([.C20]=1;[.D20]=1);[.E19]+1;[.E1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521075076781862" calcext:value-type="float">
            <text:p>-0.052107507678186</text:p>
          </table:table-cell>
          <table:table-cell table:formula="of:=(RAND()*2-1)" office:value-type="float" office:value="-0.385858914825459" calcext:value-type="float">
            <text:p>-0.385858914825459</text:p>
          </table:table-cell>
          <table:table-cell office:value-type="float" office:value="5" calcext:value-type="float">
            <text:p>5</text:p>
          </table:table-cell>
          <table:table-cell table:formula="of:=IF([.C21]=1;IF([.D20]=4;1;[.D20]+1);[.D20])" office:value-type="float" office:value="3" calcext:value-type="float">
            <text:p>3</text:p>
          </table:table-cell>
          <table:table-cell table:formula="of:=IF(AND([.C21]=1;[.D21]=1);[.E20]+1;[.E2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03697308036451" calcext:value-type="float">
            <text:p>-0.503697308036451</text:p>
          </table:table-cell>
          <table:table-cell table:formula="of:=(RAND()*2-1)" office:value-type="float" office:value="-0.703014753164964" calcext:value-type="float">
            <text:p>-0.703014753164964</text:p>
          </table:table-cell>
          <table:table-cell office:value-type="float" office:value="6" calcext:value-type="float">
            <text:p>6</text:p>
          </table:table-cell>
          <table:table-cell table:formula="of:=IF([.C22]=1;IF([.D21]=4;1;[.D21]+1);[.D21])" office:value-type="float" office:value="3" calcext:value-type="float">
            <text:p>3</text:p>
          </table:table-cell>
          <table:table-cell table:formula="of:=IF(AND([.C22]=1;[.D22]=1);[.E21]+1;[.E2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57855182705367" calcext:value-type="float">
            <text:p>-0.457855182705367</text:p>
          </table:table-cell>
          <table:table-cell table:formula="of:=(RAND()*2-1)" office:value-type="float" office:value="0.297261473066354" calcext:value-type="float">
            <text:p>0.297261473066354</text:p>
          </table:table-cell>
          <table:table-cell office:value-type="float" office:value="7" calcext:value-type="float">
            <text:p>7</text:p>
          </table:table-cell>
          <table:table-cell table:formula="of:=IF([.C23]=1;IF([.D22]=4;1;[.D22]+1);[.D22])" office:value-type="float" office:value="3" calcext:value-type="float">
            <text:p>3</text:p>
          </table:table-cell>
          <table:table-cell table:formula="of:=IF(AND([.C23]=1;[.D23]=1);[.E22]+1;[.E2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07633229991724" calcext:value-type="float">
            <text:p>0.907633229991724</text:p>
          </table:table-cell>
          <table:table-cell table:formula="of:=(RAND()*2-1)" office:value-type="float" office:value="0.566439631395304" calcext:value-type="float">
            <text:p>0.566439631395304</text:p>
          </table:table-cell>
          <table:table-cell office:value-type="float" office:value="8" calcext:value-type="float">
            <text:p>8</text:p>
          </table:table-cell>
          <table:table-cell table:formula="of:=IF([.C24]=1;IF([.D23]=4;1;[.D23]+1);[.D23])" office:value-type="float" office:value="3" calcext:value-type="float">
            <text:p>3</text:p>
          </table:table-cell>
          <table:table-cell table:formula="of:=IF(AND([.C24]=1;[.D24]=1);[.E23]+1;[.E2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79577651494139" calcext:value-type="float">
            <text:p>-0.679577651494139</text:p>
          </table:table-cell>
          <table:table-cell table:formula="of:=(RAND()*2-1)" office:value-type="float" office:value="-0.777485168322186" calcext:value-type="float">
            <text:p>-0.777485168322186</text:p>
          </table:table-cell>
          <table:table-cell office:value-type="float" office:value="1" calcext:value-type="float">
            <text:p>1</text:p>
          </table:table-cell>
          <table:table-cell table:formula="of:=IF([.C25]=1;IF([.D24]=4;1;[.D24]+1);[.D24])" office:value-type="float" office:value="4" calcext:value-type="float">
            <text:p>4</text:p>
          </table:table-cell>
          <table:table-cell table:formula="of:=IF(AND([.C25]=1;[.D25]=1);[.E24]+1;[.E2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31865388684412" calcext:value-type="float">
            <text:p>-0.231865388684412</text:p>
          </table:table-cell>
          <table:table-cell table:formula="of:=(RAND()*2-1)" office:value-type="float" office:value="0.352179139772719" calcext:value-type="float">
            <text:p>0.352179139772719</text:p>
          </table:table-cell>
          <table:table-cell office:value-type="float" office:value="2" calcext:value-type="float">
            <text:p>2</text:p>
          </table:table-cell>
          <table:table-cell table:formula="of:=IF([.C26]=1;IF([.D25]=4;1;[.D25]+1);[.D25])" office:value-type="float" office:value="4" calcext:value-type="float">
            <text:p>4</text:p>
          </table:table-cell>
          <table:table-cell table:formula="of:=IF(AND([.C26]=1;[.D26]=1);[.E25]+1;[.E2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76732619328102" calcext:value-type="float">
            <text:p>0.876732619328102</text:p>
          </table:table-cell>
          <table:table-cell table:formula="of:=(RAND()*2-1)" office:value-type="float" office:value="-0.4972370047926" calcext:value-type="float">
            <text:p>-0.4972370047926</text:p>
          </table:table-cell>
          <table:table-cell office:value-type="float" office:value="3" calcext:value-type="float">
            <text:p>3</text:p>
          </table:table-cell>
          <table:table-cell table:formula="of:=IF([.C27]=1;IF([.D26]=4;1;[.D26]+1);[.D26])" office:value-type="float" office:value="4" calcext:value-type="float">
            <text:p>4</text:p>
          </table:table-cell>
          <table:table-cell table:formula="of:=IF(AND([.C27]=1;[.D27]=1);[.E26]+1;[.E2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94571415212357" calcext:value-type="float">
            <text:p>-0.594571415212357</text:p>
          </table:table-cell>
          <table:table-cell table:formula="of:=(RAND()*2-1)" office:value-type="float" office:value="0.759927370356353" calcext:value-type="float">
            <text:p>0.759927370356353</text:p>
          </table:table-cell>
          <table:table-cell office:value-type="float" office:value="4" calcext:value-type="float">
            <text:p>4</text:p>
          </table:table-cell>
          <table:table-cell table:formula="of:=IF([.C28]=1;IF([.D27]=4;1;[.D27]+1);[.D27])" office:value-type="float" office:value="4" calcext:value-type="float">
            <text:p>4</text:p>
          </table:table-cell>
          <table:table-cell table:formula="of:=IF(AND([.C28]=1;[.D28]=1);[.E27]+1;[.E2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146264345168127" calcext:value-type="float">
            <text:p>-0.014626434516813</text:p>
          </table:table-cell>
          <table:table-cell table:formula="of:=(RAND()*2-1)" office:value-type="float" office:value="0.724492926640234" calcext:value-type="float">
            <text:p>0.724492926640234</text:p>
          </table:table-cell>
          <table:table-cell office:value-type="float" office:value="5" calcext:value-type="float">
            <text:p>5</text:p>
          </table:table-cell>
          <table:table-cell table:formula="of:=IF([.C29]=1;IF([.D28]=4;1;[.D28]+1);[.D28])" office:value-type="float" office:value="4" calcext:value-type="float">
            <text:p>4</text:p>
          </table:table-cell>
          <table:table-cell table:formula="of:=IF(AND([.C29]=1;[.D29]=1);[.E28]+1;[.E2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98807390647126" calcext:value-type="float">
            <text:p>0.298807390647126</text:p>
          </table:table-cell>
          <table:table-cell table:formula="of:=(RAND()*2-1)" office:value-type="float" office:value="0.184392022457959" calcext:value-type="float">
            <text:p>0.184392022457959</text:p>
          </table:table-cell>
          <table:table-cell office:value-type="float" office:value="6" calcext:value-type="float">
            <text:p>6</text:p>
          </table:table-cell>
          <table:table-cell table:formula="of:=IF([.C30]=1;IF([.D29]=4;1;[.D29]+1);[.D29])" office:value-type="float" office:value="4" calcext:value-type="float">
            <text:p>4</text:p>
          </table:table-cell>
          <table:table-cell table:formula="of:=IF(AND([.C30]=1;[.D30]=1);[.E29]+1;[.E2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81118596945654" calcext:value-type="float">
            <text:p>-0.981118596945654</text:p>
          </table:table-cell>
          <table:table-cell table:formula="of:=(RAND()*2-1)" office:value-type="float" office:value="0.797438418854443" calcext:value-type="float">
            <text:p>0.797438418854443</text:p>
          </table:table-cell>
          <table:table-cell office:value-type="float" office:value="7" calcext:value-type="float">
            <text:p>7</text:p>
          </table:table-cell>
          <table:table-cell table:formula="of:=IF([.C31]=1;IF([.D30]=4;1;[.D30]+1);[.D30])" office:value-type="float" office:value="4" calcext:value-type="float">
            <text:p>4</text:p>
          </table:table-cell>
          <table:table-cell table:formula="of:=IF(AND([.C31]=1;[.D31]=1);[.E30]+1;[.E3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51753490676979" calcext:value-type="float">
            <text:p>-0.651753490676979</text:p>
          </table:table-cell>
          <table:table-cell table:formula="of:=(RAND()*2-1)" office:value-type="float" office:value="0.0261261238682147" calcext:value-type="float">
            <text:p>0.026126123868215</text:p>
          </table:table-cell>
          <table:table-cell office:value-type="float" office:value="8" calcext:value-type="float">
            <text:p>8</text:p>
          </table:table-cell>
          <table:table-cell table:formula="of:=IF([.C32]=1;IF([.D31]=4;1;[.D31]+1);[.D31])" office:value-type="float" office:value="4" calcext:value-type="float">
            <text:p>4</text:p>
          </table:table-cell>
          <table:table-cell table:formula="of:=IF(AND([.C32]=1;[.D32]=1);[.E31]+1;[.E3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273580843276146" calcext:value-type="float">
            <text:p>-0.027358084327615</text:p>
          </table:table-cell>
          <table:table-cell table:formula="of:=(RAND()*2-1)" office:value-type="float" office:value="0.541740513942598" calcext:value-type="float">
            <text:p>0.541740513942598</text:p>
          </table:table-cell>
          <table:table-cell office:value-type="float" office:value="1" calcext:value-type="float">
            <text:p>1</text:p>
          </table:table-cell>
          <table:table-cell table:formula="of:=IF([.C33]=1;IF([.D32]=4;1;[.D32]+1);[.D32])" office:value-type="float" office:value="1" calcext:value-type="float">
            <text:p>1</text:p>
          </table:table-cell>
          <table:table-cell table:formula="of:=IF(AND([.C33]=1;[.D33]=1);[.E32]+1;[.E3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83589553339461" calcext:value-type="float">
            <text:p>0.283589553339461</text:p>
          </table:table-cell>
          <table:table-cell table:formula="of:=(RAND()*2-1)" office:value-type="float" office:value="-0.987573687122853" calcext:value-type="float">
            <text:p>-0.987573687122853</text:p>
          </table:table-cell>
          <table:table-cell office:value-type="float" office:value="2" calcext:value-type="float">
            <text:p>2</text:p>
          </table:table-cell>
          <table:table-cell table:formula="of:=IF([.C34]=1;IF([.D33]=4;1;[.D33]+1);[.D33])" office:value-type="float" office:value="1" calcext:value-type="float">
            <text:p>1</text:p>
          </table:table-cell>
          <table:table-cell table:formula="of:=IF(AND([.C34]=1;[.D34]=1);[.E33]+1;[.E3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04243360445634" calcext:value-type="float">
            <text:p>0.204243360445634</text:p>
          </table:table-cell>
          <table:table-cell table:formula="of:=(RAND()*2-1)" office:value-type="float" office:value="-0.425170421219267" calcext:value-type="float">
            <text:p>-0.425170421219267</text:p>
          </table:table-cell>
          <table:table-cell office:value-type="float" office:value="3" calcext:value-type="float">
            <text:p>3</text:p>
          </table:table-cell>
          <table:table-cell table:formula="of:=IF([.C35]=1;IF([.D34]=4;1;[.D34]+1);[.D34])" office:value-type="float" office:value="1" calcext:value-type="float">
            <text:p>1</text:p>
          </table:table-cell>
          <table:table-cell table:formula="of:=IF(AND([.C35]=1;[.D35]=1);[.E34]+1;[.E3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98956241522454" calcext:value-type="float">
            <text:p>0.598956241522454</text:p>
          </table:table-cell>
          <table:table-cell table:formula="of:=(RAND()*2-1)" office:value-type="float" office:value="0.595901438382195" calcext:value-type="float">
            <text:p>0.595901438382195</text:p>
          </table:table-cell>
          <table:table-cell office:value-type="float" office:value="4" calcext:value-type="float">
            <text:p>4</text:p>
          </table:table-cell>
          <table:table-cell table:formula="of:=IF([.C36]=1;IF([.D35]=4;1;[.D35]+1);[.D35])" office:value-type="float" office:value="1" calcext:value-type="float">
            <text:p>1</text:p>
          </table:table-cell>
          <table:table-cell table:formula="of:=IF(AND([.C36]=1;[.D36]=1);[.E35]+1;[.E3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07501550039712" calcext:value-type="float">
            <text:p>-0.407501550039712</text:p>
          </table:table-cell>
          <table:table-cell table:formula="of:=(RAND()*2-1)" office:value-type="float" office:value="0.596160830008278" calcext:value-type="float">
            <text:p>0.596160830008278</text:p>
          </table:table-cell>
          <table:table-cell office:value-type="float" office:value="5" calcext:value-type="float">
            <text:p>5</text:p>
          </table:table-cell>
          <table:table-cell table:formula="of:=IF([.C37]=1;IF([.D36]=4;1;[.D36]+1);[.D36])" office:value-type="float" office:value="1" calcext:value-type="float">
            <text:p>1</text:p>
          </table:table-cell>
          <table:table-cell table:formula="of:=IF(AND([.C37]=1;[.D37]=1);[.E36]+1;[.E3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04126579308834" calcext:value-type="float">
            <text:p>0.404126579308834</text:p>
          </table:table-cell>
          <table:table-cell table:formula="of:=(RAND()*2-1)" office:value-type="float" office:value="0.605540844264745" calcext:value-type="float">
            <text:p>0.605540844264745</text:p>
          </table:table-cell>
          <table:table-cell office:value-type="float" office:value="6" calcext:value-type="float">
            <text:p>6</text:p>
          </table:table-cell>
          <table:table-cell table:formula="of:=IF([.C38]=1;IF([.D37]=4;1;[.D37]+1);[.D37])" office:value-type="float" office:value="1" calcext:value-type="float">
            <text:p>1</text:p>
          </table:table-cell>
          <table:table-cell table:formula="of:=IF(AND([.C38]=1;[.D38]=1);[.E37]+1;[.E3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0959852918100834" calcext:value-type="float">
            <text:p>-0.009598529181008</text:p>
          </table:table-cell>
          <table:table-cell table:formula="of:=(RAND()*2-1)" office:value-type="float" office:value="-0.331218212410352" calcext:value-type="float">
            <text:p>-0.331218212410352</text:p>
          </table:table-cell>
          <table:table-cell office:value-type="float" office:value="7" calcext:value-type="float">
            <text:p>7</text:p>
          </table:table-cell>
          <table:table-cell table:formula="of:=IF([.C39]=1;IF([.D38]=4;1;[.D38]+1);[.D38])" office:value-type="float" office:value="1" calcext:value-type="float">
            <text:p>1</text:p>
          </table:table-cell>
          <table:table-cell table:formula="of:=IF(AND([.C39]=1;[.D39]=1);[.E38]+1;[.E3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20686425201398" calcext:value-type="float">
            <text:p>-0.320686425201398</text:p>
          </table:table-cell>
          <table:table-cell table:formula="of:=(RAND()*2-1)" office:value-type="float" office:value="-0.888278444323099" calcext:value-type="float">
            <text:p>-0.888278444323099</text:p>
          </table:table-cell>
          <table:table-cell office:value-type="float" office:value="8" calcext:value-type="float">
            <text:p>8</text:p>
          </table:table-cell>
          <table:table-cell table:formula="of:=IF([.C40]=1;IF([.D39]=4;1;[.D39]+1);[.D39])" office:value-type="float" office:value="1" calcext:value-type="float">
            <text:p>1</text:p>
          </table:table-cell>
          <table:table-cell table:formula="of:=IF(AND([.C40]=1;[.D40]=1);[.E39]+1;[.E3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23772784244729" calcext:value-type="float">
            <text:p>-0.823772784244729</text:p>
          </table:table-cell>
          <table:table-cell table:formula="of:=(RAND()*2-1)" office:value-type="float" office:value="-0.450139600414832" calcext:value-type="float">
            <text:p>-0.450139600414832</text:p>
          </table:table-cell>
          <table:table-cell office:value-type="float" office:value="1" calcext:value-type="float">
            <text:p>1</text:p>
          </table:table-cell>
          <table:table-cell table:formula="of:=IF([.C41]=1;IF([.D40]=4;1;[.D40]+1);[.D40])" office:value-type="float" office:value="2" calcext:value-type="float">
            <text:p>2</text:p>
          </table:table-cell>
          <table:table-cell table:formula="of:=IF(AND([.C41]=1;[.D41]=1);[.E40]+1;[.E4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27786444835306" calcext:value-type="float">
            <text:p>0.627786444835306</text:p>
          </table:table-cell>
          <table:table-cell table:formula="of:=(RAND()*2-1)" office:value-type="float" office:value="-0.691215057197204" calcext:value-type="float">
            <text:p>-0.691215057197204</text:p>
          </table:table-cell>
          <table:table-cell office:value-type="float" office:value="2" calcext:value-type="float">
            <text:p>2</text:p>
          </table:table-cell>
          <table:table-cell table:formula="of:=IF([.C42]=1;IF([.D41]=4;1;[.D41]+1);[.D41])" office:value-type="float" office:value="2" calcext:value-type="float">
            <text:p>2</text:p>
          </table:table-cell>
          <table:table-cell table:formula="of:=IF(AND([.C42]=1;[.D42]=1);[.E41]+1;[.E4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72528611527779" calcext:value-type="float">
            <text:p>-0.772528611527779</text:p>
          </table:table-cell>
          <table:table-cell table:formula="of:=(RAND()*2-1)" office:value-type="float" office:value="0.54658710302825" calcext:value-type="float">
            <text:p>0.54658710302825</text:p>
          </table:table-cell>
          <table:table-cell office:value-type="float" office:value="3" calcext:value-type="float">
            <text:p>3</text:p>
          </table:table-cell>
          <table:table-cell table:formula="of:=IF([.C43]=1;IF([.D42]=4;1;[.D42]+1);[.D42])" office:value-type="float" office:value="2" calcext:value-type="float">
            <text:p>2</text:p>
          </table:table-cell>
          <table:table-cell table:formula="of:=IF(AND([.C43]=1;[.D43]=1);[.E42]+1;[.E4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45151155733581" calcext:value-type="float">
            <text:p>-0.345151155733581</text:p>
          </table:table-cell>
          <table:table-cell table:formula="of:=(RAND()*2-1)" office:value-type="float" office:value="-0.978778441269615" calcext:value-type="float">
            <text:p>-0.978778441269615</text:p>
          </table:table-cell>
          <table:table-cell office:value-type="float" office:value="4" calcext:value-type="float">
            <text:p>4</text:p>
          </table:table-cell>
          <table:table-cell table:formula="of:=IF([.C44]=1;IF([.D43]=4;1;[.D43]+1);[.D43])" office:value-type="float" office:value="2" calcext:value-type="float">
            <text:p>2</text:p>
          </table:table-cell>
          <table:table-cell table:formula="of:=IF(AND([.C44]=1;[.D44]=1);[.E43]+1;[.E4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74885199019168" calcext:value-type="float">
            <text:p>0.474885199019168</text:p>
          </table:table-cell>
          <table:table-cell table:formula="of:=(RAND()*2-1)" office:value-type="float" office:value="-0.134944054027233" calcext:value-type="float">
            <text:p>-0.134944054027233</text:p>
          </table:table-cell>
          <table:table-cell office:value-type="float" office:value="5" calcext:value-type="float">
            <text:p>5</text:p>
          </table:table-cell>
          <table:table-cell table:formula="of:=IF([.C45]=1;IF([.D44]=4;1;[.D44]+1);[.D44])" office:value-type="float" office:value="2" calcext:value-type="float">
            <text:p>2</text:p>
          </table:table-cell>
          <table:table-cell table:formula="of:=IF(AND([.C45]=1;[.D45]=1);[.E44]+1;[.E4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48137343649048" calcext:value-type="float">
            <text:p>0.548137343649048</text:p>
          </table:table-cell>
          <table:table-cell table:formula="of:=(RAND()*2-1)" office:value-type="float" office:value="-0.24095423245136" calcext:value-type="float">
            <text:p>-0.24095423245136</text:p>
          </table:table-cell>
          <table:table-cell office:value-type="float" office:value="6" calcext:value-type="float">
            <text:p>6</text:p>
          </table:table-cell>
          <table:table-cell table:formula="of:=IF([.C46]=1;IF([.D45]=4;1;[.D45]+1);[.D45])" office:value-type="float" office:value="2" calcext:value-type="float">
            <text:p>2</text:p>
          </table:table-cell>
          <table:table-cell table:formula="of:=IF(AND([.C46]=1;[.D46]=1);[.E45]+1;[.E4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982486127581195" calcext:value-type="float">
            <text:p>0.09824861275812</text:p>
          </table:table-cell>
          <table:table-cell table:formula="of:=(RAND()*2-1)" office:value-type="float" office:value="-0.788300140449155" calcext:value-type="float">
            <text:p>-0.788300140449155</text:p>
          </table:table-cell>
          <table:table-cell office:value-type="float" office:value="7" calcext:value-type="float">
            <text:p>7</text:p>
          </table:table-cell>
          <table:table-cell table:formula="of:=IF([.C47]=1;IF([.D46]=4;1;[.D46]+1);[.D46])" office:value-type="float" office:value="2" calcext:value-type="float">
            <text:p>2</text:p>
          </table:table-cell>
          <table:table-cell table:formula="of:=IF(AND([.C47]=1;[.D47]=1);[.E46]+1;[.E4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09692506483329" calcext:value-type="float">
            <text:p>-0.109692506483329</text:p>
          </table:table-cell>
          <table:table-cell table:formula="of:=(RAND()*2-1)" office:value-type="float" office:value="-0.129835546746569" calcext:value-type="float">
            <text:p>-0.129835546746569</text:p>
          </table:table-cell>
          <table:table-cell office:value-type="float" office:value="8" calcext:value-type="float">
            <text:p>8</text:p>
          </table:table-cell>
          <table:table-cell table:formula="of:=IF([.C48]=1;IF([.D47]=4;1;[.D47]+1);[.D47])" office:value-type="float" office:value="2" calcext:value-type="float">
            <text:p>2</text:p>
          </table:table-cell>
          <table:table-cell table:formula="of:=IF(AND([.C48]=1;[.D48]=1);[.E47]+1;[.E4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96654590077065" calcext:value-type="float">
            <text:p>0.496654590077065</text:p>
          </table:table-cell>
          <table:table-cell table:formula="of:=(RAND()*2-1)" office:value-type="float" office:value="0.822159657531735" calcext:value-type="float">
            <text:p>0.822159657531735</text:p>
          </table:table-cell>
          <table:table-cell office:value-type="float" office:value="1" calcext:value-type="float">
            <text:p>1</text:p>
          </table:table-cell>
          <table:table-cell table:formula="of:=IF([.C49]=1;IF([.D48]=4;1;[.D48]+1);[.D48])" office:value-type="float" office:value="3" calcext:value-type="float">
            <text:p>3</text:p>
          </table:table-cell>
          <table:table-cell table:formula="of:=IF(AND([.C49]=1;[.D49]=1);[.E48]+1;[.E4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35131175654515" calcext:value-type="float">
            <text:p>-0.235131175654515</text:p>
          </table:table-cell>
          <table:table-cell table:formula="of:=(RAND()*2-1)" office:value-type="float" office:value="-0.367595729369686" calcext:value-type="float">
            <text:p>-0.367595729369686</text:p>
          </table:table-cell>
          <table:table-cell office:value-type="float" office:value="2" calcext:value-type="float">
            <text:p>2</text:p>
          </table:table-cell>
          <table:table-cell table:formula="of:=IF([.C50]=1;IF([.D49]=4;1;[.D49]+1);[.D49])" office:value-type="float" office:value="3" calcext:value-type="float">
            <text:p>3</text:p>
          </table:table-cell>
          <table:table-cell table:formula="of:=IF(AND([.C50]=1;[.D50]=1);[.E49]+1;[.E4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4284322209305" calcext:value-type="float">
            <text:p>-0.14284322209305</text:p>
          </table:table-cell>
          <table:table-cell table:formula="of:=(RAND()*2-1)" office:value-type="float" office:value="0.507237719061735" calcext:value-type="float">
            <text:p>0.507237719061735</text:p>
          </table:table-cell>
          <table:table-cell office:value-type="float" office:value="3" calcext:value-type="float">
            <text:p>3</text:p>
          </table:table-cell>
          <table:table-cell table:formula="of:=IF([.C51]=1;IF([.D50]=4;1;[.D50]+1);[.D50])" office:value-type="float" office:value="3" calcext:value-type="float">
            <text:p>3</text:p>
          </table:table-cell>
          <table:table-cell table:formula="of:=IF(AND([.C51]=1;[.D51]=1);[.E50]+1;[.E5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340820603254715" calcext:value-type="float">
            <text:p>0.034082060325472</text:p>
          </table:table-cell>
          <table:table-cell table:formula="of:=(RAND()*2-1)" office:value-type="float" office:value="0.437137279339649" calcext:value-type="float">
            <text:p>0.437137279339649</text:p>
          </table:table-cell>
          <table:table-cell office:value-type="float" office:value="4" calcext:value-type="float">
            <text:p>4</text:p>
          </table:table-cell>
          <table:table-cell table:formula="of:=IF([.C52]=1;IF([.D51]=4;1;[.D51]+1);[.D51])" office:value-type="float" office:value="3" calcext:value-type="float">
            <text:p>3</text:p>
          </table:table-cell>
          <table:table-cell table:formula="of:=IF(AND([.C52]=1;[.D52]=1);[.E51]+1;[.E5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46541976797815" calcext:value-type="float">
            <text:p>0.846541976797815</text:p>
          </table:table-cell>
          <table:table-cell table:formula="of:=(RAND()*2-1)" office:value-type="float" office:value="-0.775623836918465" calcext:value-type="float">
            <text:p>-0.775623836918465</text:p>
          </table:table-cell>
          <table:table-cell office:value-type="float" office:value="5" calcext:value-type="float">
            <text:p>5</text:p>
          </table:table-cell>
          <table:table-cell table:formula="of:=IF([.C53]=1;IF([.D52]=4;1;[.D52]+1);[.D52])" office:value-type="float" office:value="3" calcext:value-type="float">
            <text:p>3</text:p>
          </table:table-cell>
          <table:table-cell table:formula="of:=IF(AND([.C53]=1;[.D53]=1);[.E52]+1;[.E5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03685739316694" calcext:value-type="float">
            <text:p>0.603685739316694</text:p>
          </table:table-cell>
          <table:table-cell table:formula="of:=(RAND()*2-1)" office:value-type="float" office:value="-0.175334623443558" calcext:value-type="float">
            <text:p>-0.175334623443558</text:p>
          </table:table-cell>
          <table:table-cell office:value-type="float" office:value="6" calcext:value-type="float">
            <text:p>6</text:p>
          </table:table-cell>
          <table:table-cell table:formula="of:=IF([.C54]=1;IF([.D53]=4;1;[.D53]+1);[.D53])" office:value-type="float" office:value="3" calcext:value-type="float">
            <text:p>3</text:p>
          </table:table-cell>
          <table:table-cell table:formula="of:=IF(AND([.C54]=1;[.D54]=1);[.E53]+1;[.E5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36190876277906" calcext:value-type="float">
            <text:p>-0.736190876277906</text:p>
          </table:table-cell>
          <table:table-cell table:formula="of:=(RAND()*2-1)" office:value-type="float" office:value="-0.215267386814631" calcext:value-type="float">
            <text:p>-0.215267386814631</text:p>
          </table:table-cell>
          <table:table-cell office:value-type="float" office:value="7" calcext:value-type="float">
            <text:p>7</text:p>
          </table:table-cell>
          <table:table-cell table:formula="of:=IF([.C55]=1;IF([.D54]=4;1;[.D54]+1);[.D54])" office:value-type="float" office:value="3" calcext:value-type="float">
            <text:p>3</text:p>
          </table:table-cell>
          <table:table-cell table:formula="of:=IF(AND([.C55]=1;[.D55]=1);[.E54]+1;[.E5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97825924988968" calcext:value-type="float">
            <text:p>-0.697825924988968</text:p>
          </table:table-cell>
          <table:table-cell table:formula="of:=(RAND()*2-1)" office:value-type="float" office:value="0.203966885934699" calcext:value-type="float">
            <text:p>0.203966885934699</text:p>
          </table:table-cell>
          <table:table-cell office:value-type="float" office:value="8" calcext:value-type="float">
            <text:p>8</text:p>
          </table:table-cell>
          <table:table-cell table:formula="of:=IF([.C56]=1;IF([.D55]=4;1;[.D55]+1);[.D55])" office:value-type="float" office:value="3" calcext:value-type="float">
            <text:p>3</text:p>
          </table:table-cell>
          <table:table-cell table:formula="of:=IF(AND([.C56]=1;[.D56]=1);[.E55]+1;[.E5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39327043728812" calcext:value-type="float">
            <text:p>-0.239327043728812</text:p>
          </table:table-cell>
          <table:table-cell table:formula="of:=(RAND()*2-1)" office:value-type="float" office:value="0.592493455181035" calcext:value-type="float">
            <text:p>0.592493455181035</text:p>
          </table:table-cell>
          <table:table-cell office:value-type="float" office:value="1" calcext:value-type="float">
            <text:p>1</text:p>
          </table:table-cell>
          <table:table-cell table:formula="of:=IF([.C57]=1;IF([.D56]=4;1;[.D56]+1);[.D56])" office:value-type="float" office:value="4" calcext:value-type="float">
            <text:p>4</text:p>
          </table:table-cell>
          <table:table-cell table:formula="of:=IF(AND([.C57]=1;[.D57]=1);[.E56]+1;[.E5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41899500295746" calcext:value-type="float">
            <text:p>-0.441899500295746</text:p>
          </table:table-cell>
          <table:table-cell table:formula="of:=(RAND()*2-1)" office:value-type="float" office:value="-0.639811434840102" calcext:value-type="float">
            <text:p>-0.639811434840102</text:p>
          </table:table-cell>
          <table:table-cell office:value-type="float" office:value="2" calcext:value-type="float">
            <text:p>2</text:p>
          </table:table-cell>
          <table:table-cell table:formula="of:=IF([.C58]=1;IF([.D57]=4;1;[.D57]+1);[.D57])" office:value-type="float" office:value="4" calcext:value-type="float">
            <text:p>4</text:p>
          </table:table-cell>
          <table:table-cell table:formula="of:=IF(AND([.C58]=1;[.D58]=1);[.E57]+1;[.E5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17927421473724" calcext:value-type="float">
            <text:p>-0.117927421473724</text:p>
          </table:table-cell>
          <table:table-cell table:formula="of:=(RAND()*2-1)" office:value-type="float" office:value="-0.204038064438243" calcext:value-type="float">
            <text:p>-0.204038064438243</text:p>
          </table:table-cell>
          <table:table-cell office:value-type="float" office:value="3" calcext:value-type="float">
            <text:p>3</text:p>
          </table:table-cell>
          <table:table-cell table:formula="of:=IF([.C59]=1;IF([.D58]=4;1;[.D58]+1);[.D58])" office:value-type="float" office:value="4" calcext:value-type="float">
            <text:p>4</text:p>
          </table:table-cell>
          <table:table-cell table:formula="of:=IF(AND([.C59]=1;[.D59]=1);[.E58]+1;[.E5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44778285239246" calcext:value-type="float">
            <text:p>-0.744778285239246</text:p>
          </table:table-cell>
          <table:table-cell table:formula="of:=(RAND()*2-1)" office:value-type="float" office:value="0.803358261165329" calcext:value-type="float">
            <text:p>0.803358261165329</text:p>
          </table:table-cell>
          <table:table-cell office:value-type="float" office:value="4" calcext:value-type="float">
            <text:p>4</text:p>
          </table:table-cell>
          <table:table-cell table:formula="of:=IF([.C60]=1;IF([.D59]=4;1;[.D59]+1);[.D59])" office:value-type="float" office:value="4" calcext:value-type="float">
            <text:p>4</text:p>
          </table:table-cell>
          <table:table-cell table:formula="of:=IF(AND([.C60]=1;[.D60]=1);[.E59]+1;[.E5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56884652718598" calcext:value-type="float">
            <text:p>-0.756884652718598</text:p>
          </table:table-cell>
          <table:table-cell table:formula="of:=(RAND()*2-1)" office:value-type="float" office:value="-0.834126724966864" calcext:value-type="float">
            <text:p>-0.834126724966864</text:p>
          </table:table-cell>
          <table:table-cell office:value-type="float" office:value="5" calcext:value-type="float">
            <text:p>5</text:p>
          </table:table-cell>
          <table:table-cell table:formula="of:=IF([.C61]=1;IF([.D60]=4;1;[.D60]+1);[.D60])" office:value-type="float" office:value="4" calcext:value-type="float">
            <text:p>4</text:p>
          </table:table-cell>
          <table:table-cell table:formula="of:=IF(AND([.C61]=1;[.D61]=1);[.E60]+1;[.E6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40096958688582" calcext:value-type="float">
            <text:p>-0.040096958688582</text:p>
          </table:table-cell>
          <table:table-cell table:formula="of:=(RAND()*2-1)" office:value-type="float" office:value="0.299078151189283" calcext:value-type="float">
            <text:p>0.299078151189283</text:p>
          </table:table-cell>
          <table:table-cell office:value-type="float" office:value="6" calcext:value-type="float">
            <text:p>6</text:p>
          </table:table-cell>
          <table:table-cell table:formula="of:=IF([.C62]=1;IF([.D61]=4;1;[.D61]+1);[.D61])" office:value-type="float" office:value="4" calcext:value-type="float">
            <text:p>4</text:p>
          </table:table-cell>
          <table:table-cell table:formula="of:=IF(AND([.C62]=1;[.D62]=1);[.E61]+1;[.E6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28866052045424" calcext:value-type="float">
            <text:p>-0.328866052045424</text:p>
          </table:table-cell>
          <table:table-cell table:formula="of:=(RAND()*2-1)" office:value-type="float" office:value="0.897002834968865" calcext:value-type="float">
            <text:p>0.897002834968865</text:p>
          </table:table-cell>
          <table:table-cell office:value-type="float" office:value="7" calcext:value-type="float">
            <text:p>7</text:p>
          </table:table-cell>
          <table:table-cell table:formula="of:=IF([.C63]=1;IF([.D62]=4;1;[.D62]+1);[.D62])" office:value-type="float" office:value="4" calcext:value-type="float">
            <text:p>4</text:p>
          </table:table-cell>
          <table:table-cell table:formula="of:=IF(AND([.C63]=1;[.D63]=1);[.E62]+1;[.E6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823562914558329" calcext:value-type="float">
            <text:p>0.082356291455833</text:p>
          </table:table-cell>
          <table:table-cell table:formula="of:=(RAND()*2-1)" office:value-type="float" office:value="0.746792495977195" calcext:value-type="float">
            <text:p>0.746792495977195</text:p>
          </table:table-cell>
          <table:table-cell office:value-type="float" office:value="8" calcext:value-type="float">
            <text:p>8</text:p>
          </table:table-cell>
          <table:table-cell table:formula="of:=IF([.C64]=1;IF([.D63]=4;1;[.D63]+1);[.D63])" office:value-type="float" office:value="4" calcext:value-type="float">
            <text:p>4</text:p>
          </table:table-cell>
          <table:table-cell table:formula="of:=IF(AND([.C64]=1;[.D64]=1);[.E63]+1;[.E6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70690844836146" calcext:value-type="float">
            <text:p>-0.470690844836146</text:p>
          </table:table-cell>
          <table:table-cell table:formula="of:=(RAND()*2-1)" office:value-type="float" office:value="0.357518346879307" calcext:value-type="float">
            <text:p>0.357518346879307</text:p>
          </table:table-cell>
          <table:table-cell office:value-type="float" office:value="1" calcext:value-type="float">
            <text:p>1</text:p>
          </table:table-cell>
          <table:table-cell table:formula="of:=IF([.C65]=1;IF([.D64]=4;1;[.D64]+1);[.D64])" office:value-type="float" office:value="1" calcext:value-type="float">
            <text:p>1</text:p>
          </table:table-cell>
          <table:table-cell table:formula="of:=IF(AND([.C65]=1;[.D65]=1);[.E64]+1;[.E6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91789900610379" calcext:value-type="float">
            <text:p>0.291789900610379</text:p>
          </table:table-cell>
          <table:table-cell table:formula="of:=(RAND()*2-1)" office:value-type="float" office:value="-0.512389942597643" calcext:value-type="float">
            <text:p>-0.512389942597643</text:p>
          </table:table-cell>
          <table:table-cell office:value-type="float" office:value="2" calcext:value-type="float">
            <text:p>2</text:p>
          </table:table-cell>
          <table:table-cell table:formula="of:=IF([.C66]=1;IF([.D65]=4;1;[.D65]+1);[.D65])" office:value-type="float" office:value="1" calcext:value-type="float">
            <text:p>1</text:p>
          </table:table-cell>
          <table:table-cell table:formula="of:=IF(AND([.C66]=1;[.D66]=1);[.E65]+1;[.E6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93567632217919" calcext:value-type="float">
            <text:p>0.893567632217919</text:p>
          </table:table-cell>
          <table:table-cell table:formula="of:=(RAND()*2-1)" office:value-type="float" office:value="0.95873266078765" calcext:value-type="float">
            <text:p>0.95873266078765</text:p>
          </table:table-cell>
          <table:table-cell office:value-type="float" office:value="3" calcext:value-type="float">
            <text:p>3</text:p>
          </table:table-cell>
          <table:table-cell table:formula="of:=IF([.C67]=1;IF([.D66]=4;1;[.D66]+1);[.D66])" office:value-type="float" office:value="1" calcext:value-type="float">
            <text:p>1</text:p>
          </table:table-cell>
          <table:table-cell table:formula="of:=IF(AND([.C67]=1;[.D67]=1);[.E66]+1;[.E6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39852611227681" calcext:value-type="float">
            <text:p>0.239852611227681</text:p>
          </table:table-cell>
          <table:table-cell table:formula="of:=(RAND()*2-1)" office:value-type="float" office:value="-0.620874603763222" calcext:value-type="float">
            <text:p>-0.620874603763222</text:p>
          </table:table-cell>
          <table:table-cell office:value-type="float" office:value="4" calcext:value-type="float">
            <text:p>4</text:p>
          </table:table-cell>
          <table:table-cell table:formula="of:=IF([.C68]=1;IF([.D67]=4;1;[.D67]+1);[.D67])" office:value-type="float" office:value="1" calcext:value-type="float">
            <text:p>1</text:p>
          </table:table-cell>
          <table:table-cell table:formula="of:=IF(AND([.C68]=1;[.D68]=1);[.E67]+1;[.E6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34742696317296" calcext:value-type="float">
            <text:p>0.334742696317296</text:p>
          </table:table-cell>
          <table:table-cell table:formula="of:=(RAND()*2-1)" office:value-type="float" office:value="-0.181075514593076" calcext:value-type="float">
            <text:p>-0.181075514593076</text:p>
          </table:table-cell>
          <table:table-cell office:value-type="float" office:value="5" calcext:value-type="float">
            <text:p>5</text:p>
          </table:table-cell>
          <table:table-cell table:formula="of:=IF([.C69]=1;IF([.D68]=4;1;[.D68]+1);[.D68])" office:value-type="float" office:value="1" calcext:value-type="float">
            <text:p>1</text:p>
          </table:table-cell>
          <table:table-cell table:formula="of:=IF(AND([.C69]=1;[.D69]=1);[.E68]+1;[.E6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62705982607414" calcext:value-type="float">
            <text:p>0.362705982607414</text:p>
          </table:table-cell>
          <table:table-cell table:formula="of:=(RAND()*2-1)" office:value-type="float" office:value="0.282916712438002" calcext:value-type="float">
            <text:p>0.282916712438002</text:p>
          </table:table-cell>
          <table:table-cell office:value-type="float" office:value="6" calcext:value-type="float">
            <text:p>6</text:p>
          </table:table-cell>
          <table:table-cell table:formula="of:=IF([.C70]=1;IF([.D69]=4;1;[.D69]+1);[.D69])" office:value-type="float" office:value="1" calcext:value-type="float">
            <text:p>1</text:p>
          </table:table-cell>
          <table:table-cell table:formula="of:=IF(AND([.C70]=1;[.D70]=1);[.E69]+1;[.E6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68658583692046" calcext:value-type="float">
            <text:p>0.968658583692046</text:p>
          </table:table-cell>
          <table:table-cell table:formula="of:=(RAND()*2-1)" office:value-type="float" office:value="-0.729975132360296" calcext:value-type="float">
            <text:p>-0.729975132360296</text:p>
          </table:table-cell>
          <table:table-cell office:value-type="float" office:value="7" calcext:value-type="float">
            <text:p>7</text:p>
          </table:table-cell>
          <table:table-cell table:formula="of:=IF([.C71]=1;IF([.D70]=4;1;[.D70]+1);[.D70])" office:value-type="float" office:value="1" calcext:value-type="float">
            <text:p>1</text:p>
          </table:table-cell>
          <table:table-cell table:formula="of:=IF(AND([.C71]=1;[.D71]=1);[.E70]+1;[.E7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20314782447916" calcext:value-type="float">
            <text:p>-0.920314782447916</text:p>
          </table:table-cell>
          <table:table-cell table:formula="of:=(RAND()*2-1)" office:value-type="float" office:value="-0.487250017003097" calcext:value-type="float">
            <text:p>-0.487250017003097</text:p>
          </table:table-cell>
          <table:table-cell office:value-type="float" office:value="8" calcext:value-type="float">
            <text:p>8</text:p>
          </table:table-cell>
          <table:table-cell table:formula="of:=IF([.C72]=1;IF([.D71]=4;1;[.D71]+1);[.D71])" office:value-type="float" office:value="1" calcext:value-type="float">
            <text:p>1</text:p>
          </table:table-cell>
          <table:table-cell table:formula="of:=IF(AND([.C72]=1;[.D72]=1);[.E71]+1;[.E7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55339872467322" calcext:value-type="float">
            <text:p>-0.155339872467322</text:p>
          </table:table-cell>
          <table:table-cell table:formula="of:=(RAND()*2-1)" office:value-type="float" office:value="-0.0433534057457191" calcext:value-type="float">
            <text:p>-0.043353405745719</text:p>
          </table:table-cell>
          <table:table-cell office:value-type="float" office:value="1" calcext:value-type="float">
            <text:p>1</text:p>
          </table:table-cell>
          <table:table-cell table:formula="of:=IF([.C73]=1;IF([.D72]=4;1;[.D72]+1);[.D72])" office:value-type="float" office:value="2" calcext:value-type="float">
            <text:p>2</text:p>
          </table:table-cell>
          <table:table-cell table:formula="of:=IF(AND([.C73]=1;[.D73]=1);[.E72]+1;[.E7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387545242663065" calcext:value-type="float">
            <text:p>0.038754524266307</text:p>
          </table:table-cell>
          <table:table-cell table:formula="of:=(RAND()*2-1)" office:value-type="float" office:value="-0.564805101723238" calcext:value-type="float">
            <text:p>-0.564805101723238</text:p>
          </table:table-cell>
          <table:table-cell office:value-type="float" office:value="2" calcext:value-type="float">
            <text:p>2</text:p>
          </table:table-cell>
          <table:table-cell table:formula="of:=IF([.C74]=1;IF([.D73]=4;1;[.D73]+1);[.D73])" office:value-type="float" office:value="2" calcext:value-type="float">
            <text:p>2</text:p>
          </table:table-cell>
          <table:table-cell table:formula="of:=IF(AND([.C74]=1;[.D74]=1);[.E73]+1;[.E7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60422541777342" calcext:value-type="float">
            <text:p>-0.160422541777342</text:p>
          </table:table-cell>
          <table:table-cell table:formula="of:=(RAND()*2-1)" office:value-type="float" office:value="-0.723428682020043" calcext:value-type="float">
            <text:p>-0.723428682020043</text:p>
          </table:table-cell>
          <table:table-cell office:value-type="float" office:value="3" calcext:value-type="float">
            <text:p>3</text:p>
          </table:table-cell>
          <table:table-cell table:formula="of:=IF([.C75]=1;IF([.D74]=4;1;[.D74]+1);[.D74])" office:value-type="float" office:value="2" calcext:value-type="float">
            <text:p>2</text:p>
          </table:table-cell>
          <table:table-cell table:formula="of:=IF(AND([.C75]=1;[.D75]=1);[.E74]+1;[.E7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990370597778307" calcext:value-type="float">
            <text:p>0.099037059777831</text:p>
          </table:table-cell>
          <table:table-cell table:formula="of:=(RAND()*2-1)" office:value-type="float" office:value="0.595015802014561" calcext:value-type="float">
            <text:p>0.595015802014561</text:p>
          </table:table-cell>
          <table:table-cell office:value-type="float" office:value="4" calcext:value-type="float">
            <text:p>4</text:p>
          </table:table-cell>
          <table:table-cell table:formula="of:=IF([.C76]=1;IF([.D75]=4;1;[.D75]+1);[.D75])" office:value-type="float" office:value="2" calcext:value-type="float">
            <text:p>2</text:p>
          </table:table-cell>
          <table:table-cell table:formula="of:=IF(AND([.C76]=1;[.D76]=1);[.E75]+1;[.E7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22390407918149" calcext:value-type="float">
            <text:p>-0.622390407918149</text:p>
          </table:table-cell>
          <table:table-cell table:formula="of:=(RAND()*2-1)" office:value-type="float" office:value="-0.955385534403255" calcext:value-type="float">
            <text:p>-0.955385534403255</text:p>
          </table:table-cell>
          <table:table-cell office:value-type="float" office:value="5" calcext:value-type="float">
            <text:p>5</text:p>
          </table:table-cell>
          <table:table-cell table:formula="of:=IF([.C77]=1;IF([.D76]=4;1;[.D76]+1);[.D76])" office:value-type="float" office:value="2" calcext:value-type="float">
            <text:p>2</text:p>
          </table:table-cell>
          <table:table-cell table:formula="of:=IF(AND([.C77]=1;[.D77]=1);[.E76]+1;[.E7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33902041397441" calcext:value-type="float">
            <text:p>-0.633902041397441</text:p>
          </table:table-cell>
          <table:table-cell table:formula="of:=(RAND()*2-1)" office:value-type="float" office:value="0.949912650400564" calcext:value-type="float">
            <text:p>0.949912650400564</text:p>
          </table:table-cell>
          <table:table-cell office:value-type="float" office:value="6" calcext:value-type="float">
            <text:p>6</text:p>
          </table:table-cell>
          <table:table-cell table:formula="of:=IF([.C78]=1;IF([.D77]=4;1;[.D77]+1);[.D77])" office:value-type="float" office:value="2" calcext:value-type="float">
            <text:p>2</text:p>
          </table:table-cell>
          <table:table-cell table:formula="of:=IF(AND([.C78]=1;[.D78]=1);[.E77]+1;[.E7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4599245749984" calcext:value-type="float">
            <text:p>-0.94599245749984</text:p>
          </table:table-cell>
          <table:table-cell table:formula="of:=(RAND()*2-1)" office:value-type="float" office:value="0.591146208424702" calcext:value-type="float">
            <text:p>0.591146208424702</text:p>
          </table:table-cell>
          <table:table-cell office:value-type="float" office:value="7" calcext:value-type="float">
            <text:p>7</text:p>
          </table:table-cell>
          <table:table-cell table:formula="of:=IF([.C79]=1;IF([.D78]=4;1;[.D78]+1);[.D78])" office:value-type="float" office:value="2" calcext:value-type="float">
            <text:p>2</text:p>
          </table:table-cell>
          <table:table-cell table:formula="of:=IF(AND([.C79]=1;[.D79]=1);[.E78]+1;[.E7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67667995887569" calcext:value-type="float">
            <text:p>0.267667995887569</text:p>
          </table:table-cell>
          <table:table-cell table:formula="of:=(RAND()*2-1)" office:value-type="float" office:value="-0.366455125571574" calcext:value-type="float">
            <text:p>-0.366455125571574</text:p>
          </table:table-cell>
          <table:table-cell office:value-type="float" office:value="8" calcext:value-type="float">
            <text:p>8</text:p>
          </table:table-cell>
          <table:table-cell table:formula="of:=IF([.C80]=1;IF([.D79]=4;1;[.D79]+1);[.D79])" office:value-type="float" office:value="2" calcext:value-type="float">
            <text:p>2</text:p>
          </table:table-cell>
          <table:table-cell table:formula="of:=IF(AND([.C80]=1;[.D80]=1);[.E79]+1;[.E7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42524031622175" calcext:value-type="float">
            <text:p>-0.642524031622175</text:p>
          </table:table-cell>
          <table:table-cell table:formula="of:=(RAND()*2-1)" office:value-type="float" office:value="0.329720615151979" calcext:value-type="float">
            <text:p>0.329720615151979</text:p>
          </table:table-cell>
          <table:table-cell office:value-type="float" office:value="1" calcext:value-type="float">
            <text:p>1</text:p>
          </table:table-cell>
          <table:table-cell table:formula="of:=IF([.C81]=1;IF([.D80]=4;1;[.D80]+1);[.D80])" office:value-type="float" office:value="3" calcext:value-type="float">
            <text:p>3</text:p>
          </table:table-cell>
          <table:table-cell table:formula="of:=IF(AND([.C81]=1;[.D81]=1);[.E80]+1;[.E8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54835232099366" calcext:value-type="float">
            <text:p>0.754835232099366</text:p>
          </table:table-cell>
          <table:table-cell table:formula="of:=(RAND()*2-1)" office:value-type="float" office:value="-0.490526727434372" calcext:value-type="float">
            <text:p>-0.490526727434372</text:p>
          </table:table-cell>
          <table:table-cell office:value-type="float" office:value="2" calcext:value-type="float">
            <text:p>2</text:p>
          </table:table-cell>
          <table:table-cell table:formula="of:=IF([.C82]=1;IF([.D81]=4;1;[.D81]+1);[.D81])" office:value-type="float" office:value="3" calcext:value-type="float">
            <text:p>3</text:p>
          </table:table-cell>
          <table:table-cell table:formula="of:=IF(AND([.C82]=1;[.D82]=1);[.E81]+1;[.E8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98121350365681" calcext:value-type="float">
            <text:p>0.898121350365681</text:p>
          </table:table-cell>
          <table:table-cell table:formula="of:=(RAND()*2-1)" office:value-type="float" office:value="-0.235235491056631" calcext:value-type="float">
            <text:p>-0.235235491056631</text:p>
          </table:table-cell>
          <table:table-cell office:value-type="float" office:value="3" calcext:value-type="float">
            <text:p>3</text:p>
          </table:table-cell>
          <table:table-cell table:formula="of:=IF([.C83]=1;IF([.D82]=4;1;[.D82]+1);[.D82])" office:value-type="float" office:value="3" calcext:value-type="float">
            <text:p>3</text:p>
          </table:table-cell>
          <table:table-cell table:formula="of:=IF(AND([.C83]=1;[.D83]=1);[.E82]+1;[.E8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75075795717997" calcext:value-type="float">
            <text:p>-0.175075795717997</text:p>
          </table:table-cell>
          <table:table-cell table:formula="of:=(RAND()*2-1)" office:value-type="float" office:value="0.662461655137669" calcext:value-type="float">
            <text:p>0.662461655137669</text:p>
          </table:table-cell>
          <table:table-cell office:value-type="float" office:value="4" calcext:value-type="float">
            <text:p>4</text:p>
          </table:table-cell>
          <table:table-cell table:formula="of:=IF([.C84]=1;IF([.D83]=4;1;[.D83]+1);[.D83])" office:value-type="float" office:value="3" calcext:value-type="float">
            <text:p>3</text:p>
          </table:table-cell>
          <table:table-cell table:formula="of:=IF(AND([.C84]=1;[.D84]=1);[.E83]+1;[.E8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7064841427029" calcext:value-type="float">
            <text:p>0.27064841427029</text:p>
          </table:table-cell>
          <table:table-cell table:formula="of:=(RAND()*2-1)" office:value-type="float" office:value="-0.61734075946405" calcext:value-type="float">
            <text:p>-0.61734075946405</text:p>
          </table:table-cell>
          <table:table-cell office:value-type="float" office:value="5" calcext:value-type="float">
            <text:p>5</text:p>
          </table:table-cell>
          <table:table-cell table:formula="of:=IF([.C85]=1;IF([.D84]=4;1;[.D84]+1);[.D84])" office:value-type="float" office:value="3" calcext:value-type="float">
            <text:p>3</text:p>
          </table:table-cell>
          <table:table-cell table:formula="of:=IF(AND([.C85]=1;[.D85]=1);[.E84]+1;[.E8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56416947579249" calcext:value-type="float">
            <text:p>0.456416947579249</text:p>
          </table:table-cell>
          <table:table-cell table:formula="of:=(RAND()*2-1)" office:value-type="float" office:value="0.373589384640292" calcext:value-type="float">
            <text:p>0.373589384640292</text:p>
          </table:table-cell>
          <table:table-cell office:value-type="float" office:value="6" calcext:value-type="float">
            <text:p>6</text:p>
          </table:table-cell>
          <table:table-cell table:formula="of:=IF([.C86]=1;IF([.D85]=4;1;[.D85]+1);[.D85])" office:value-type="float" office:value="3" calcext:value-type="float">
            <text:p>3</text:p>
          </table:table-cell>
          <table:table-cell table:formula="of:=IF(AND([.C86]=1;[.D86]=1);[.E85]+1;[.E8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04687686711042" calcext:value-type="float">
            <text:p>0.104687686711042</text:p>
          </table:table-cell>
          <table:table-cell table:formula="of:=(RAND()*2-1)" office:value-type="float" office:value="0.752171015285118" calcext:value-type="float">
            <text:p>0.752171015285118</text:p>
          </table:table-cell>
          <table:table-cell office:value-type="float" office:value="7" calcext:value-type="float">
            <text:p>7</text:p>
          </table:table-cell>
          <table:table-cell table:formula="of:=IF([.C87]=1;IF([.D86]=4;1;[.D86]+1);[.D86])" office:value-type="float" office:value="3" calcext:value-type="float">
            <text:p>3</text:p>
          </table:table-cell>
          <table:table-cell table:formula="of:=IF(AND([.C87]=1;[.D87]=1);[.E86]+1;[.E8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85308645516614" calcext:value-type="float">
            <text:p>0.785308645516614</text:p>
          </table:table-cell>
          <table:table-cell table:formula="of:=(RAND()*2-1)" office:value-type="float" office:value="-0.754790191436078" calcext:value-type="float">
            <text:p>-0.754790191436078</text:p>
          </table:table-cell>
          <table:table-cell office:value-type="float" office:value="8" calcext:value-type="float">
            <text:p>8</text:p>
          </table:table-cell>
          <table:table-cell table:formula="of:=IF([.C88]=1;IF([.D87]=4;1;[.D87]+1);[.D87])" office:value-type="float" office:value="3" calcext:value-type="float">
            <text:p>3</text:p>
          </table:table-cell>
          <table:table-cell table:formula="of:=IF(AND([.C88]=1;[.D88]=1);[.E87]+1;[.E8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13252561259378" calcext:value-type="float">
            <text:p>-0.113252561259378</text:p>
          </table:table-cell>
          <table:table-cell table:formula="of:=(RAND()*2-1)" office:value-type="float" office:value="0.534279391482664" calcext:value-type="float">
            <text:p>0.534279391482664</text:p>
          </table:table-cell>
          <table:table-cell office:value-type="float" office:value="1" calcext:value-type="float">
            <text:p>1</text:p>
          </table:table-cell>
          <table:table-cell table:formula="of:=IF([.C89]=1;IF([.D88]=4;1;[.D88]+1);[.D88])" office:value-type="float" office:value="4" calcext:value-type="float">
            <text:p>4</text:p>
          </table:table-cell>
          <table:table-cell table:formula="of:=IF(AND([.C89]=1;[.D89]=1);[.E88]+1;[.E8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76684698217821" calcext:value-type="float">
            <text:p>-0.276684698217821</text:p>
          </table:table-cell>
          <table:table-cell table:formula="of:=(RAND()*2-1)" office:value-type="float" office:value="-0.506653300921465" calcext:value-type="float">
            <text:p>-0.506653300921465</text:p>
          </table:table-cell>
          <table:table-cell office:value-type="float" office:value="2" calcext:value-type="float">
            <text:p>2</text:p>
          </table:table-cell>
          <table:table-cell table:formula="of:=IF([.C90]=1;IF([.D89]=4;1;[.D89]+1);[.D89])" office:value-type="float" office:value="4" calcext:value-type="float">
            <text:p>4</text:p>
          </table:table-cell>
          <table:table-cell table:formula="of:=IF(AND([.C90]=1;[.D90]=1);[.E89]+1;[.E8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1476955303104" calcext:value-type="float">
            <text:p>0.91476955303104</text:p>
          </table:table-cell>
          <table:table-cell table:formula="of:=(RAND()*2-1)" office:value-type="float" office:value="0.324320521894647" calcext:value-type="float">
            <text:p>0.324320521894647</text:p>
          </table:table-cell>
          <table:table-cell office:value-type="float" office:value="3" calcext:value-type="float">
            <text:p>3</text:p>
          </table:table-cell>
          <table:table-cell table:formula="of:=IF([.C91]=1;IF([.D90]=4;1;[.D90]+1);[.D90])" office:value-type="float" office:value="4" calcext:value-type="float">
            <text:p>4</text:p>
          </table:table-cell>
          <table:table-cell table:formula="of:=IF(AND([.C91]=1;[.D91]=1);[.E90]+1;[.E9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7236799448959" calcext:value-type="float">
            <text:p>-0.97236799448959</text:p>
          </table:table-cell>
          <table:table-cell table:formula="of:=(RAND()*2-1)" office:value-type="float" office:value="0.307233343152665" calcext:value-type="float">
            <text:p>0.307233343152665</text:p>
          </table:table-cell>
          <table:table-cell office:value-type="float" office:value="4" calcext:value-type="float">
            <text:p>4</text:p>
          </table:table-cell>
          <table:table-cell table:formula="of:=IF([.C92]=1;IF([.D91]=4;1;[.D91]+1);[.D91])" office:value-type="float" office:value="4" calcext:value-type="float">
            <text:p>4</text:p>
          </table:table-cell>
          <table:table-cell table:formula="of:=IF(AND([.C92]=1;[.D92]=1);[.E91]+1;[.E9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72176655828161" calcext:value-type="float">
            <text:p>0.172176655828161</text:p>
          </table:table-cell>
          <table:table-cell table:formula="of:=(RAND()*2-1)" office:value-type="float" office:value="0.490436263618759" calcext:value-type="float">
            <text:p>0.490436263618759</text:p>
          </table:table-cell>
          <table:table-cell office:value-type="float" office:value="5" calcext:value-type="float">
            <text:p>5</text:p>
          </table:table-cell>
          <table:table-cell table:formula="of:=IF([.C93]=1;IF([.D92]=4;1;[.D92]+1);[.D92])" office:value-type="float" office:value="4" calcext:value-type="float">
            <text:p>4</text:p>
          </table:table-cell>
          <table:table-cell table:formula="of:=IF(AND([.C93]=1;[.D93]=1);[.E92]+1;[.E9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70849170382943" calcext:value-type="float">
            <text:p>0.270849170382943</text:p>
          </table:table-cell>
          <table:table-cell table:formula="of:=(RAND()*2-1)" office:value-type="float" office:value="0.687931539309907" calcext:value-type="float">
            <text:p>0.687931539309907</text:p>
          </table:table-cell>
          <table:table-cell office:value-type="float" office:value="6" calcext:value-type="float">
            <text:p>6</text:p>
          </table:table-cell>
          <table:table-cell table:formula="of:=IF([.C94]=1;IF([.D93]=4;1;[.D93]+1);[.D93])" office:value-type="float" office:value="4" calcext:value-type="float">
            <text:p>4</text:p>
          </table:table-cell>
          <table:table-cell table:formula="of:=IF(AND([.C94]=1;[.D94]=1);[.E93]+1;[.E9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19143855485337" calcext:value-type="float">
            <text:p>0.319143855485337</text:p>
          </table:table-cell>
          <table:table-cell table:formula="of:=(RAND()*2-1)" office:value-type="float" office:value="-0.0953276986162249" calcext:value-type="float">
            <text:p>-0.095327698616225</text:p>
          </table:table-cell>
          <table:table-cell office:value-type="float" office:value="7" calcext:value-type="float">
            <text:p>7</text:p>
          </table:table-cell>
          <table:table-cell table:formula="of:=IF([.C95]=1;IF([.D94]=4;1;[.D94]+1);[.D94])" office:value-type="float" office:value="4" calcext:value-type="float">
            <text:p>4</text:p>
          </table:table-cell>
          <table:table-cell table:formula="of:=IF(AND([.C95]=1;[.D95]=1);[.E94]+1;[.E9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72670821828744" calcext:value-type="float">
            <text:p>-0.972670821828744</text:p>
          </table:table-cell>
          <table:table-cell table:formula="of:=(RAND()*2-1)" office:value-type="float" office:value="0.336902922646094" calcext:value-type="float">
            <text:p>0.336902922646094</text:p>
          </table:table-cell>
          <table:table-cell office:value-type="float" office:value="8" calcext:value-type="float">
            <text:p>8</text:p>
          </table:table-cell>
          <table:table-cell table:formula="of:=IF([.C96]=1;IF([.D95]=4;1;[.D95]+1);[.D95])" office:value-type="float" office:value="4" calcext:value-type="float">
            <text:p>4</text:p>
          </table:table-cell>
          <table:table-cell table:formula="of:=IF(AND([.C96]=1;[.D96]=1);[.E95]+1;[.E9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292141849102364" calcext:value-type="float">
            <text:p>-0.029214184910237</text:p>
          </table:table-cell>
          <table:table-cell table:formula="of:=(RAND()*2-1)" office:value-type="float" office:value="0.882529644362223" calcext:value-type="float">
            <text:p>0.882529644362223</text:p>
          </table:table-cell>
          <table:table-cell office:value-type="float" office:value="1" calcext:value-type="float">
            <text:p>1</text:p>
          </table:table-cell>
          <table:table-cell table:formula="of:=IF([.C97]=1;IF([.D96]=4;1;[.D96]+1);[.D96])" office:value-type="float" office:value="1" calcext:value-type="float">
            <text:p>1</text:p>
          </table:table-cell>
          <table:table-cell table:formula="of:=IF(AND([.C97]=1;[.D97]=1);[.E96]+1;[.E9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75342670453355" calcext:value-type="float">
            <text:p>0.375342670453355</text:p>
          </table:table-cell>
          <table:table-cell table:formula="of:=(RAND()*2-1)" office:value-type="float" office:value="-0.570268776777498" calcext:value-type="float">
            <text:p>-0.570268776777498</text:p>
          </table:table-cell>
          <table:table-cell office:value-type="float" office:value="2" calcext:value-type="float">
            <text:p>2</text:p>
          </table:table-cell>
          <table:table-cell table:formula="of:=IF([.C98]=1;IF([.D97]=4;1;[.D97]+1);[.D97])" office:value-type="float" office:value="1" calcext:value-type="float">
            <text:p>1</text:p>
          </table:table-cell>
          <table:table-cell table:formula="of:=IF(AND([.C98]=1;[.D98]=1);[.E97]+1;[.E9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80521067782584" calcext:value-type="float">
            <text:p>-0.980521067782584</text:p>
          </table:table-cell>
          <table:table-cell table:formula="of:=(RAND()*2-1)" office:value-type="float" office:value="-0.152779399362382" calcext:value-type="float">
            <text:p>-0.152779399362382</text:p>
          </table:table-cell>
          <table:table-cell office:value-type="float" office:value="3" calcext:value-type="float">
            <text:p>3</text:p>
          </table:table-cell>
          <table:table-cell table:formula="of:=IF([.C99]=1;IF([.D98]=4;1;[.D98]+1);[.D98])" office:value-type="float" office:value="1" calcext:value-type="float">
            <text:p>1</text:p>
          </table:table-cell>
          <table:table-cell table:formula="of:=IF(AND([.C99]=1;[.D99]=1);[.E98]+1;[.E9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10436171369049" calcext:value-type="float">
            <text:p>-0.510436171369049</text:p>
          </table:table-cell>
          <table:table-cell table:formula="of:=(RAND()*2-1)" office:value-type="float" office:value="0.0587155467895906" calcext:value-type="float">
            <text:p>0.058715546789591</text:p>
          </table:table-cell>
          <table:table-cell office:value-type="float" office:value="4" calcext:value-type="float">
            <text:p>4</text:p>
          </table:table-cell>
          <table:table-cell table:formula="of:=IF([.C100]=1;IF([.D99]=4;1;[.D99]+1);[.D99])" office:value-type="float" office:value="1" calcext:value-type="float">
            <text:p>1</text:p>
          </table:table-cell>
          <table:table-cell table:formula="of:=IF(AND([.C100]=1;[.D100]=1);[.E99]+1;[.E9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13545384909714" calcext:value-type="float">
            <text:p>-0.513545384909714</text:p>
          </table:table-cell>
          <table:table-cell table:formula="of:=(RAND()*2-1)" office:value-type="float" office:value="0.190289498535507" calcext:value-type="float">
            <text:p>0.190289498535507</text:p>
          </table:table-cell>
          <table:table-cell office:value-type="float" office:value="5" calcext:value-type="float">
            <text:p>5</text:p>
          </table:table-cell>
          <table:table-cell table:formula="of:=IF([.C101]=1;IF([.D100]=4;1;[.D100]+1);[.D100])" office:value-type="float" office:value="1" calcext:value-type="float">
            <text:p>1</text:p>
          </table:table-cell>
          <table:table-cell table:formula="of:=IF(AND([.C101]=1;[.D101]=1);[.E100]+1;[.E10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33096549756379" calcext:value-type="float">
            <text:p>-0.133096549756379</text:p>
          </table:table-cell>
          <table:table-cell table:formula="of:=(RAND()*2-1)" office:value-type="float" office:value="-0.266069373529022" calcext:value-type="float">
            <text:p>-0.266069373529022</text:p>
          </table:table-cell>
          <table:table-cell office:value-type="float" office:value="6" calcext:value-type="float">
            <text:p>6</text:p>
          </table:table-cell>
          <table:table-cell table:formula="of:=IF([.C102]=1;IF([.D101]=4;1;[.D101]+1);[.D101])" office:value-type="float" office:value="1" calcext:value-type="float">
            <text:p>1</text:p>
          </table:table-cell>
          <table:table-cell table:formula="of:=IF(AND([.C102]=1;[.D102]=1);[.E101]+1;[.E10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17191770730897" calcext:value-type="float">
            <text:p>-0.417191770730897</text:p>
          </table:table-cell>
          <table:table-cell table:formula="of:=(RAND()*2-1)" office:value-type="float" office:value="0.0441333023070407" calcext:value-type="float">
            <text:p>0.044133302307041</text:p>
          </table:table-cell>
          <table:table-cell office:value-type="float" office:value="7" calcext:value-type="float">
            <text:p>7</text:p>
          </table:table-cell>
          <table:table-cell table:formula="of:=IF([.C103]=1;IF([.D102]=4;1;[.D102]+1);[.D102])" office:value-type="float" office:value="1" calcext:value-type="float">
            <text:p>1</text:p>
          </table:table-cell>
          <table:table-cell table:formula="of:=IF(AND([.C103]=1;[.D103]=1);[.E102]+1;[.E10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81712950427468" calcext:value-type="float">
            <text:p>0.181712950427468</text:p>
          </table:table-cell>
          <table:table-cell table:formula="of:=(RAND()*2-1)" office:value-type="float" office:value="-0.360345458807182" calcext:value-type="float">
            <text:p>-0.360345458807182</text:p>
          </table:table-cell>
          <table:table-cell office:value-type="float" office:value="8" calcext:value-type="float">
            <text:p>8</text:p>
          </table:table-cell>
          <table:table-cell table:formula="of:=IF([.C104]=1;IF([.D103]=4;1;[.D103]+1);[.D103])" office:value-type="float" office:value="1" calcext:value-type="float">
            <text:p>1</text:p>
          </table:table-cell>
          <table:table-cell table:formula="of:=IF(AND([.C104]=1;[.D104]=1);[.E103]+1;[.E10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11399166478525" calcext:value-type="float">
            <text:p>0.311399166478525</text:p>
          </table:table-cell>
          <table:table-cell table:formula="of:=(RAND()*2-1)" office:value-type="float" office:value="0.254769193446488" calcext:value-type="float">
            <text:p>0.254769193446488</text:p>
          </table:table-cell>
          <table:table-cell office:value-type="float" office:value="1" calcext:value-type="float">
            <text:p>1</text:p>
          </table:table-cell>
          <table:table-cell table:formula="of:=IF([.C105]=1;IF([.D104]=4;1;[.D104]+1);[.D104])" office:value-type="float" office:value="2" calcext:value-type="float">
            <text:p>2</text:p>
          </table:table-cell>
          <table:table-cell table:formula="of:=IF(AND([.C105]=1;[.D105]=1);[.E104]+1;[.E10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63598077899838" calcext:value-type="float">
            <text:p>0.663598077899838</text:p>
          </table:table-cell>
          <table:table-cell table:formula="of:=(RAND()*2-1)" office:value-type="float" office:value="0.238765984138471" calcext:value-type="float">
            <text:p>0.238765984138471</text:p>
          </table:table-cell>
          <table:table-cell office:value-type="float" office:value="2" calcext:value-type="float">
            <text:p>2</text:p>
          </table:table-cell>
          <table:table-cell table:formula="of:=IF([.C106]=1;IF([.D105]=4;1;[.D105]+1);[.D105])" office:value-type="float" office:value="2" calcext:value-type="float">
            <text:p>2</text:p>
          </table:table-cell>
          <table:table-cell table:formula="of:=IF(AND([.C106]=1;[.D106]=1);[.E105]+1;[.E10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53546229997433" calcext:value-type="float">
            <text:p>-0.453546229997433</text:p>
          </table:table-cell>
          <table:table-cell table:formula="of:=(RAND()*2-1)" office:value-type="float" office:value="-0.263425136874675" calcext:value-type="float">
            <text:p>-0.263425136874675</text:p>
          </table:table-cell>
          <table:table-cell office:value-type="float" office:value="3" calcext:value-type="float">
            <text:p>3</text:p>
          </table:table-cell>
          <table:table-cell table:formula="of:=IF([.C107]=1;IF([.D106]=4;1;[.D106]+1);[.D106])" office:value-type="float" office:value="2" calcext:value-type="float">
            <text:p>2</text:p>
          </table:table-cell>
          <table:table-cell table:formula="of:=IF(AND([.C107]=1;[.D107]=1);[.E106]+1;[.E10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43623067395466" calcext:value-type="float">
            <text:p>0.543623067395466</text:p>
          </table:table-cell>
          <table:table-cell table:formula="of:=(RAND()*2-1)" office:value-type="float" office:value="0.255352793591402" calcext:value-type="float">
            <text:p>0.255352793591402</text:p>
          </table:table-cell>
          <table:table-cell office:value-type="float" office:value="4" calcext:value-type="float">
            <text:p>4</text:p>
          </table:table-cell>
          <table:table-cell table:formula="of:=IF([.C108]=1;IF([.D107]=4;1;[.D107]+1);[.D107])" office:value-type="float" office:value="2" calcext:value-type="float">
            <text:p>2</text:p>
          </table:table-cell>
          <table:table-cell table:formula="of:=IF(AND([.C108]=1;[.D108]=1);[.E107]+1;[.E10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9097985063669" calcext:value-type="float">
            <text:p>-0.29097985063669</text:p>
          </table:table-cell>
          <table:table-cell table:formula="of:=(RAND()*2-1)" office:value-type="float" office:value="0.312171214259955" calcext:value-type="float">
            <text:p>0.312171214259955</text:p>
          </table:table-cell>
          <table:table-cell office:value-type="float" office:value="5" calcext:value-type="float">
            <text:p>5</text:p>
          </table:table-cell>
          <table:table-cell table:formula="of:=IF([.C109]=1;IF([.D108]=4;1;[.D108]+1);[.D108])" office:value-type="float" office:value="2" calcext:value-type="float">
            <text:p>2</text:p>
          </table:table-cell>
          <table:table-cell table:formula="of:=IF(AND([.C109]=1;[.D109]=1);[.E108]+1;[.E10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92360853627451" calcext:value-type="float">
            <text:p>0.992360853627451</text:p>
          </table:table-cell>
          <table:table-cell table:formula="of:=(RAND()*2-1)" office:value-type="float" office:value="-0.00770686281803112" calcext:value-type="float">
            <text:p>-0.007706862818031</text:p>
          </table:table-cell>
          <table:table-cell office:value-type="float" office:value="6" calcext:value-type="float">
            <text:p>6</text:p>
          </table:table-cell>
          <table:table-cell table:formula="of:=IF([.C110]=1;IF([.D109]=4;1;[.D109]+1);[.D109])" office:value-type="float" office:value="2" calcext:value-type="float">
            <text:p>2</text:p>
          </table:table-cell>
          <table:table-cell table:formula="of:=IF(AND([.C110]=1;[.D110]=1);[.E109]+1;[.E10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134263540869991" calcext:value-type="float">
            <text:p>-0.013426354086999</text:p>
          </table:table-cell>
          <table:table-cell table:formula="of:=(RAND()*2-1)" office:value-type="float" office:value="-0.136417655768763" calcext:value-type="float">
            <text:p>-0.136417655768763</text:p>
          </table:table-cell>
          <table:table-cell office:value-type="float" office:value="7" calcext:value-type="float">
            <text:p>7</text:p>
          </table:table-cell>
          <table:table-cell table:formula="of:=IF([.C111]=1;IF([.D110]=4;1;[.D110]+1);[.D110])" office:value-type="float" office:value="2" calcext:value-type="float">
            <text:p>2</text:p>
          </table:table-cell>
          <table:table-cell table:formula="of:=IF(AND([.C111]=1;[.D111]=1);[.E110]+1;[.E11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20027751365488" calcext:value-type="float">
            <text:p>-0.520027751365488</text:p>
          </table:table-cell>
          <table:table-cell table:formula="of:=(RAND()*2-1)" office:value-type="float" office:value="0.696947851316474" calcext:value-type="float">
            <text:p>0.696947851316474</text:p>
          </table:table-cell>
          <table:table-cell office:value-type="float" office:value="8" calcext:value-type="float">
            <text:p>8</text:p>
          </table:table-cell>
          <table:table-cell table:formula="of:=IF([.C112]=1;IF([.D111]=4;1;[.D111]+1);[.D111])" office:value-type="float" office:value="2" calcext:value-type="float">
            <text:p>2</text:p>
          </table:table-cell>
          <table:table-cell table:formula="of:=IF(AND([.C112]=1;[.D112]=1);[.E111]+1;[.E11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19185279668001" calcext:value-type="float">
            <text:p>-0.319185279668001</text:p>
          </table:table-cell>
          <table:table-cell table:formula="of:=(RAND()*2-1)" office:value-type="float" office:value="0.813398471898416" calcext:value-type="float">
            <text:p>0.813398471898416</text:p>
          </table:table-cell>
          <table:table-cell office:value-type="float" office:value="1" calcext:value-type="float">
            <text:p>1</text:p>
          </table:table-cell>
          <table:table-cell table:formula="of:=IF([.C113]=1;IF([.D112]=4;1;[.D112]+1);[.D112])" office:value-type="float" office:value="3" calcext:value-type="float">
            <text:p>3</text:p>
          </table:table-cell>
          <table:table-cell table:formula="of:=IF(AND([.C113]=1;[.D113]=1);[.E112]+1;[.E11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4132130988069" calcext:value-type="float">
            <text:p>0.84132130988069</text:p>
          </table:table-cell>
          <table:table-cell table:formula="of:=(RAND()*2-1)" office:value-type="float" office:value="-0.465007676798088" calcext:value-type="float">
            <text:p>-0.465007676798088</text:p>
          </table:table-cell>
          <table:table-cell office:value-type="float" office:value="2" calcext:value-type="float">
            <text:p>2</text:p>
          </table:table-cell>
          <table:table-cell table:formula="of:=IF([.C114]=1;IF([.D113]=4;1;[.D113]+1);[.D113])" office:value-type="float" office:value="3" calcext:value-type="float">
            <text:p>3</text:p>
          </table:table-cell>
          <table:table-cell table:formula="of:=IF(AND([.C114]=1;[.D114]=1);[.E113]+1;[.E11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37640352849512" calcext:value-type="float">
            <text:p>-0.537640352849512</text:p>
          </table:table-cell>
          <table:table-cell table:formula="of:=(RAND()*2-1)" office:value-type="float" office:value="0.156335884924287" calcext:value-type="float">
            <text:p>0.156335884924287</text:p>
          </table:table-cell>
          <table:table-cell office:value-type="float" office:value="3" calcext:value-type="float">
            <text:p>3</text:p>
          </table:table-cell>
          <table:table-cell table:formula="of:=IF([.C115]=1;IF([.D114]=4;1;[.D114]+1);[.D114])" office:value-type="float" office:value="3" calcext:value-type="float">
            <text:p>3</text:p>
          </table:table-cell>
          <table:table-cell table:formula="of:=IF(AND([.C115]=1;[.D115]=1);[.E114]+1;[.E11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858592176230653" calcext:value-type="float">
            <text:p>-0.858592176230653</text:p>
          </table:table-cell>
          <table:table-cell table:formula="of:=(RAND()*2-1)" office:value-type="float" office:value="0.810253599231384" calcext:value-type="float">
            <text:p>0.810253599231384</text:p>
          </table:table-cell>
          <table:table-cell office:value-type="float" office:value="4" calcext:value-type="float">
            <text:p>4</text:p>
          </table:table-cell>
          <table:table-cell table:formula="of:=IF([.C116]=1;IF([.D115]=4;1;[.D115]+1);[.D115])" office:value-type="float" office:value="3" calcext:value-type="float">
            <text:p>3</text:p>
          </table:table-cell>
          <table:table-cell table:formula="of:=IF(AND([.C116]=1;[.D116]=1);[.E115]+1;[.E11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273421924325499" calcext:value-type="float">
            <text:p>0.273421924325499</text:p>
          </table:table-cell>
          <table:table-cell table:formula="of:=(RAND()*2-1)" office:value-type="float" office:value="-0.786602710454321" calcext:value-type="float">
            <text:p>-0.786602710454321</text:p>
          </table:table-cell>
          <table:table-cell office:value-type="float" office:value="5" calcext:value-type="float">
            <text:p>5</text:p>
          </table:table-cell>
          <table:table-cell table:formula="of:=IF([.C117]=1;IF([.D116]=4;1;[.D116]+1);[.D116])" office:value-type="float" office:value="3" calcext:value-type="float">
            <text:p>3</text:p>
          </table:table-cell>
          <table:table-cell table:formula="of:=IF(AND([.C117]=1;[.D117]=1);[.E116]+1;[.E11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47570273659964" calcext:value-type="float">
            <text:p>-0.247570273659964</text:p>
          </table:table-cell>
          <table:table-cell table:formula="of:=(RAND()*2-1)" office:value-type="float" office:value="0.902515457595695" calcext:value-type="float">
            <text:p>0.902515457595695</text:p>
          </table:table-cell>
          <table:table-cell office:value-type="float" office:value="6" calcext:value-type="float">
            <text:p>6</text:p>
          </table:table-cell>
          <table:table-cell table:formula="of:=IF([.C118]=1;IF([.D117]=4;1;[.D117]+1);[.D117])" office:value-type="float" office:value="3" calcext:value-type="float">
            <text:p>3</text:p>
          </table:table-cell>
          <table:table-cell table:formula="of:=IF(AND([.C118]=1;[.D118]=1);[.E117]+1;[.E11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23104155922915" calcext:value-type="float">
            <text:p>-0.523104155922915</text:p>
          </table:table-cell>
          <table:table-cell table:formula="of:=(RAND()*2-1)" office:value-type="float" office:value="-0.0615524384253912" calcext:value-type="float">
            <text:p>-0.061552438425391</text:p>
          </table:table-cell>
          <table:table-cell office:value-type="float" office:value="7" calcext:value-type="float">
            <text:p>7</text:p>
          </table:table-cell>
          <table:table-cell table:formula="of:=IF([.C119]=1;IF([.D118]=4;1;[.D118]+1);[.D118])" office:value-type="float" office:value="3" calcext:value-type="float">
            <text:p>3</text:p>
          </table:table-cell>
          <table:table-cell table:formula="of:=IF(AND([.C119]=1;[.D119]=1);[.E118]+1;[.E11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1549101368551" calcext:value-type="float">
            <text:p>-0.71549101368551</text:p>
          </table:table-cell>
          <table:table-cell table:formula="of:=(RAND()*2-1)" office:value-type="float" office:value="-0.457432879923747" calcext:value-type="float">
            <text:p>-0.457432879923747</text:p>
          </table:table-cell>
          <table:table-cell office:value-type="float" office:value="8" calcext:value-type="float">
            <text:p>8</text:p>
          </table:table-cell>
          <table:table-cell table:formula="of:=IF([.C120]=1;IF([.D119]=4;1;[.D119]+1);[.D119])" office:value-type="float" office:value="3" calcext:value-type="float">
            <text:p>3</text:p>
          </table:table-cell>
          <table:table-cell table:formula="of:=IF(AND([.C120]=1;[.D120]=1);[.E119]+1;[.E11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05278945103987" calcext:value-type="float">
            <text:p>-0.605278945103987</text:p>
          </table:table-cell>
          <table:table-cell table:formula="of:=(RAND()*2-1)" office:value-type="float" office:value="0.426270074069931" calcext:value-type="float">
            <text:p>0.426270074069931</text:p>
          </table:table-cell>
          <table:table-cell office:value-type="float" office:value="1" calcext:value-type="float">
            <text:p>1</text:p>
          </table:table-cell>
          <table:table-cell table:formula="of:=IF([.C121]=1;IF([.D120]=4;1;[.D120]+1);[.D120])" office:value-type="float" office:value="4" calcext:value-type="float">
            <text:p>4</text:p>
          </table:table-cell>
          <table:table-cell table:formula="of:=IF(AND([.C121]=1;[.D121]=1);[.E120]+1;[.E12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72624184381533" calcext:value-type="float">
            <text:p>0.772624184381533</text:p>
          </table:table-cell>
          <table:table-cell table:formula="of:=(RAND()*2-1)" office:value-type="float" office:value="0.779936356471919" calcext:value-type="float">
            <text:p>0.779936356471919</text:p>
          </table:table-cell>
          <table:table-cell office:value-type="float" office:value="2" calcext:value-type="float">
            <text:p>2</text:p>
          </table:table-cell>
          <table:table-cell table:formula="of:=IF([.C122]=1;IF([.D121]=4;1;[.D121]+1);[.D121])" office:value-type="float" office:value="4" calcext:value-type="float">
            <text:p>4</text:p>
          </table:table-cell>
          <table:table-cell table:formula="of:=IF(AND([.C122]=1;[.D122]=1);[.E121]+1;[.E12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594567968652808" calcext:value-type="float">
            <text:p>0.059456796865281</text:p>
          </table:table-cell>
          <table:table-cell table:formula="of:=(RAND()*2-1)" office:value-type="float" office:value="0.283886523103657" calcext:value-type="float">
            <text:p>0.283886523103657</text:p>
          </table:table-cell>
          <table:table-cell office:value-type="float" office:value="3" calcext:value-type="float">
            <text:p>3</text:p>
          </table:table-cell>
          <table:table-cell table:formula="of:=IF([.C123]=1;IF([.D122]=4;1;[.D122]+1);[.D122])" office:value-type="float" office:value="4" calcext:value-type="float">
            <text:p>4</text:p>
          </table:table-cell>
          <table:table-cell table:formula="of:=IF(AND([.C123]=1;[.D123]=1);[.E122]+1;[.E12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58183692450447" calcext:value-type="float">
            <text:p>0.958183692450447</text:p>
          </table:table-cell>
          <table:table-cell table:formula="of:=(RAND()*2-1)" office:value-type="float" office:value="-0.720882727228939" calcext:value-type="float">
            <text:p>-0.720882727228939</text:p>
          </table:table-cell>
          <table:table-cell office:value-type="float" office:value="4" calcext:value-type="float">
            <text:p>4</text:p>
          </table:table-cell>
          <table:table-cell table:formula="of:=IF([.C124]=1;IF([.D123]=4;1;[.D123]+1);[.D123])" office:value-type="float" office:value="4" calcext:value-type="float">
            <text:p>4</text:p>
          </table:table-cell>
          <table:table-cell table:formula="of:=IF(AND([.C124]=1;[.D124]=1);[.E123]+1;[.E12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20809064890407" calcext:value-type="float">
            <text:p>-0.120809064890407</text:p>
          </table:table-cell>
          <table:table-cell table:formula="of:=(RAND()*2-1)" office:value-type="float" office:value="-0.0395840120994881" calcext:value-type="float">
            <text:p>-0.039584012099488</text:p>
          </table:table-cell>
          <table:table-cell office:value-type="float" office:value="5" calcext:value-type="float">
            <text:p>5</text:p>
          </table:table-cell>
          <table:table-cell table:formula="of:=IF([.C125]=1;IF([.D124]=4;1;[.D124]+1);[.D124])" office:value-type="float" office:value="4" calcext:value-type="float">
            <text:p>4</text:p>
          </table:table-cell>
          <table:table-cell table:formula="of:=IF(AND([.C125]=1;[.D125]=1);[.E124]+1;[.E12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8547281990784" calcext:value-type="float">
            <text:p>0.88547281990784</text:p>
          </table:table-cell>
          <table:table-cell table:formula="of:=(RAND()*2-1)" office:value-type="float" office:value="-0.892836630845483" calcext:value-type="float">
            <text:p>-0.892836630845483</text:p>
          </table:table-cell>
          <table:table-cell office:value-type="float" office:value="6" calcext:value-type="float">
            <text:p>6</text:p>
          </table:table-cell>
          <table:table-cell table:formula="of:=IF([.C126]=1;IF([.D125]=4;1;[.D125]+1);[.D125])" office:value-type="float" office:value="4" calcext:value-type="float">
            <text:p>4</text:p>
          </table:table-cell>
          <table:table-cell table:formula="of:=IF(AND([.C126]=1;[.D126]=1);[.E125]+1;[.E12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84165204100421" calcext:value-type="float">
            <text:p>-0.84165204100421</text:p>
          </table:table-cell>
          <table:table-cell table:formula="of:=(RAND()*2-1)" office:value-type="float" office:value="0.708422215072349" calcext:value-type="float">
            <text:p>0.708422215072349</text:p>
          </table:table-cell>
          <table:table-cell office:value-type="float" office:value="7" calcext:value-type="float">
            <text:p>7</text:p>
          </table:table-cell>
          <table:table-cell table:formula="of:=IF([.C127]=1;IF([.D126]=4;1;[.D126]+1);[.D126])" office:value-type="float" office:value="4" calcext:value-type="float">
            <text:p>4</text:p>
          </table:table-cell>
          <table:table-cell table:formula="of:=IF(AND([.C127]=1;[.D127]=1);[.E126]+1;[.E12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2765189866503" calcext:value-type="float">
            <text:p>0.72765189866503</text:p>
          </table:table-cell>
          <table:table-cell table:formula="of:=(RAND()*2-1)" office:value-type="float" office:value="0.187955679902801" calcext:value-type="float">
            <text:p>0.187955679902801</text:p>
          </table:table-cell>
          <table:table-cell office:value-type="float" office:value="8" calcext:value-type="float">
            <text:p>8</text:p>
          </table:table-cell>
          <table:table-cell table:formula="of:=IF([.C128]=1;IF([.D127]=4;1;[.D127]+1);[.D127])" office:value-type="float" office:value="4" calcext:value-type="float">
            <text:p>4</text:p>
          </table:table-cell>
          <table:table-cell table:formula="of:=IF(AND([.C128]=1;[.D128]=1);[.E127]+1;[.E127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22:37:14.522231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25.853663588</meta:creation-date>
    <dc:date>2018-10-28T22:38:27.875629076</dc:date>
    <meta:editing-duration>PT1H45S</meta:editing-duration>
    <meta:editing-cycles>4</meta:editing-cycles>
    <meta:generator>LibreOffice/6.0.6.2$Linux_X86_64 LibreOffice_project/00m0$Build-2</meta:generator>
    <meta:document-statistic meta:table-count="1" meta:cell-count="640" meta:object-count="0"/>
  </office:meta>
</office:document-meta>
</file>